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2.55mm"/>
    </style:style>
    <style:style style:name="co2" style:family="table-column">
      <style:table-column-properties fo:break-before="auto" style:column-width="53.92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2.33mm"/>
    </style:style>
    <style:style style:name="co5" style:family="table-column">
      <style:table-column-properties fo:break-before="auto" style:column-width="21.3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Compute XYZ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1931 2-deg </text:p>
          </table:table-cell>
          <table:table-cell office:value-type="string" calcext:value-type="string">
            <text:p>1931 2deg Judd and Vos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table:formula="of:=SUMPRODUCT([$'1931 2-deg'.B2:$'1931 2-deg'.B44];[$D65.B2:$D65.B44]) / SUM([$'1931 2-deg'.C2:$'1931 2-deg'.C44])" office:value-type="float" office:value="93.9730742596042" calcext:value-type="float">
            <text:p>93.9730742596042</text:p>
          </table:table-cell>
          <table:table-cell table:formula="of:=SUMPRODUCT([$'1931 2deg Judd and Vos'.B2:.B44];[$D65.B2:$D65.B44]) / SUM([$'1931 2deg Judd and Vos'.C2:.C44])" office:value-type="float" office:value="93.2484886759982" calcext:value-type="float">
            <text:p>93.2484886759982</text:p>
          </table:table-cell>
        </table:table-row>
        <table:table-row table:style-name="ro1">
          <table:table-cell office:value-type="string" calcext:value-type="string">
            <text:p>Y</text:p>
          </table:table-cell>
          <table:table-cell table:formula="of:=SUMPRODUCT([$'1931 2-deg'.C2:$'1931 2-deg'.C44];[$D65.B2:$D65.B44]) / SUM([$'1931 2-deg'.C2:$'1931 2-deg'.C44])" office:value-type="float" office:value="98.898229216937" calcext:value-type="float">
            <text:p>98.898229216937</text:p>
          </table:table-cell>
          <table:table-cell table:formula="of:=SUMPRODUCT([$'1931 2deg Judd and Vos'.C2:.C44];[$D65.B2:$D65.B44]) / SUM([$'1931 2deg Judd and Vos'.C2:.C44])" office:value-type="float" office:value="98.8852780686985" calcext:value-type="float">
            <text:p>98.8852780686985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formula="of:= SUMPRODUCT([$'1931 2-deg'.D2:$'1931 2-deg'.D44];[$D65.B2:$D65.B44]) / SUM([$'1931 2-deg'.C2:$'1931 2-deg'.C44])" office:value-type="float" office:value="107.626112495117" calcext:value-type="float">
            <text:p>107.626112495117</text:p>
          </table:table-cell>
          <table:table-cell table:formula="of:=SUMPRODUCT([$'1931 2deg Judd and Vos'.D2:.D44];[$D65.B2:$D65.B44]) / SUM([$'1931 2deg Judd and Vos'.C2:.C44])" office:value-type="float" office:value="102.975066454374" calcext:value-type="float">
            <text:p>102.975066454374</text:p>
          </table:table-cell>
        </table:table-row>
      </table:table>
      <table:table table:name="D65" table:style-name="ta1"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D65</text:p>
          </table:table-cell>
        </table:table-row>
        <table:table-row table:style-name="ro1">
          <table:table-cell table:formula="of:= 360 + (ROW() -2) * 10" office:value-type="float" office:value="360" calcext:value-type="float">
            <text:p>360</text:p>
          </table:table-cell>
          <table:table-cell office:value-type="float" office:value="49.6383" calcext:value-type="float">
            <text:p>49.6383</text:p>
          </table:table-cell>
        </table:table-row>
        <table:table-row table:style-name="ro1">
          <table:table-cell table:formula="of:= 360 + (ROW() -2) * 10" office:value-type="float" office:value="370" calcext:value-type="float">
            <text:p>370</text:p>
          </table:table-cell>
          <table:table-cell office:value-type="float" office:value="52.0891" calcext:value-type="float">
            <text:p>52.0891</text:p>
          </table:table-cell>
        </table:table-row>
        <table:table-row table:style-name="ro1">
          <table:table-cell table:formula="of:= 360 + (ROW() -2) * 10" office:value-type="float" office:value="380" calcext:value-type="float">
            <text:p>380</text:p>
          </table:table-cell>
          <table:table-cell office:value-type="float" office:value="49.9755" calcext:value-type="float">
            <text:p>49.9755</text:p>
          </table:table-cell>
        </table:table-row>
        <table:table-row table:style-name="ro1">
          <table:table-cell table:formula="of:= 360 + (ROW() -2) * 10" office:value-type="float" office:value="390" calcext:value-type="float">
            <text:p>390</text:p>
          </table:table-cell>
          <table:table-cell office:value-type="float" office:value="54.6482" calcext:value-type="float">
            <text:p>54.6482</text:p>
          </table:table-cell>
        </table:table-row>
        <table:table-row table:style-name="ro1">
          <table:table-cell table:formula="of:= 360 + (ROW() -2) * 10" office:value-type="float" office:value="400" calcext:value-type="float">
            <text:p>400</text:p>
          </table:table-cell>
          <table:table-cell office:value-type="float" office:value="82.7549" calcext:value-type="float">
            <text:p>82.7549</text:p>
          </table:table-cell>
        </table:table-row>
        <table:table-row table:style-name="ro1">
          <table:table-cell table:formula="of:= 360 + (ROW() -2) * 10" office:value-type="float" office:value="410" calcext:value-type="float">
            <text:p>410</text:p>
          </table:table-cell>
          <table:table-cell office:value-type="float" office:value="91.486" calcext:value-type="float">
            <text:p>91.486</text:p>
          </table:table-cell>
        </table:table-row>
        <table:table-row table:style-name="ro1">
          <table:table-cell table:formula="of:= 360 + (ROW() -2) * 10" office:value-type="float" office:value="420" calcext:value-type="float">
            <text:p>420</text:p>
          </table:table-cell>
          <table:table-cell office:value-type="float" office:value="93.4318" calcext:value-type="float">
            <text:p>93.4318</text:p>
          </table:table-cell>
        </table:table-row>
        <table:table-row table:style-name="ro1">
          <table:table-cell table:formula="of:= 360 + (ROW() -2) * 10" office:value-type="float" office:value="430" calcext:value-type="float">
            <text:p>430</text:p>
          </table:table-cell>
          <table:table-cell office:value-type="float" office:value="86.6823" calcext:value-type="float">
            <text:p>86.6823</text:p>
          </table:table-cell>
        </table:table-row>
        <table:table-row table:style-name="ro1">
          <table:table-cell table:formula="of:= 360 + (ROW() -2) * 10" office:value-type="float" office:value="440" calcext:value-type="float">
            <text:p>440</text:p>
          </table:table-cell>
          <table:table-cell office:value-type="float" office:value="104.865" calcext:value-type="float">
            <text:p>104.865</text:p>
          </table:table-cell>
        </table:table-row>
        <table:table-row table:style-name="ro1">
          <table:table-cell table:formula="of:= 360 + (ROW() -2) * 10" office:value-type="float" office:value="450" calcext:value-type="float">
            <text:p>450</text:p>
          </table:table-cell>
          <table:table-cell office:value-type="float" office:value="117.008" calcext:value-type="float">
            <text:p>117.008</text:p>
          </table:table-cell>
        </table:table-row>
        <table:table-row table:style-name="ro1">
          <table:table-cell table:formula="of:= 360 + (ROW() -2) * 10" office:value-type="float" office:value="460" calcext:value-type="float">
            <text:p>460</text:p>
          </table:table-cell>
          <table:table-cell office:value-type="float" office:value="117.812" calcext:value-type="float">
            <text:p>117.812</text:p>
          </table:table-cell>
        </table:table-row>
        <table:table-row table:style-name="ro1">
          <table:table-cell table:formula="of:= 360 + (ROW() -2) * 10" office:value-type="float" office:value="470" calcext:value-type="float">
            <text:p>470</text:p>
          </table:table-cell>
          <table:table-cell office:value-type="float" office:value="114.861" calcext:value-type="float">
            <text:p>114.861</text:p>
          </table:table-cell>
        </table:table-row>
        <table:table-row table:style-name="ro1">
          <table:table-cell table:formula="of:= 360 + (ROW() -2) * 10" office:value-type="float" office:value="480" calcext:value-type="float">
            <text:p>480</text:p>
          </table:table-cell>
          <table:table-cell office:value-type="float" office:value="115.923" calcext:value-type="float">
            <text:p>115.923</text:p>
          </table:table-cell>
        </table:table-row>
        <table:table-row table:style-name="ro1">
          <table:table-cell table:formula="of:= 360 + (ROW() -2) * 10" office:value-type="float" office:value="490" calcext:value-type="float">
            <text:p>490</text:p>
          </table:table-cell>
          <table:table-cell office:value-type="float" office:value="108.811" calcext:value-type="float">
            <text:p>108.811</text:p>
          </table:table-cell>
        </table:table-row>
        <table:table-row table:style-name="ro1">
          <table:table-cell table:formula="of:= 360 + (ROW() -2) * 10" office:value-type="float" office:value="500" calcext:value-type="float">
            <text:p>500</text:p>
          </table:table-cell>
          <table:table-cell office:value-type="float" office:value="109.354" calcext:value-type="float">
            <text:p>109.354</text:p>
          </table:table-cell>
        </table:table-row>
        <table:table-row table:style-name="ro1">
          <table:table-cell table:formula="of:= 360 + (ROW() -2) * 10" office:value-type="float" office:value="510" calcext:value-type="float">
            <text:p>510</text:p>
          </table:table-cell>
          <table:table-cell office:value-type="float" office:value="107.802" calcext:value-type="float">
            <text:p>107.802</text:p>
          </table:table-cell>
        </table:table-row>
        <table:table-row table:style-name="ro1">
          <table:table-cell table:formula="of:= 360 + (ROW() -2) * 10" office:value-type="float" office:value="520" calcext:value-type="float">
            <text:p>520</text:p>
          </table:table-cell>
          <table:table-cell office:value-type="float" office:value="104.79" calcext:value-type="float">
            <text:p>104.79</text:p>
          </table:table-cell>
        </table:table-row>
        <table:table-row table:style-name="ro1">
          <table:table-cell table:formula="of:= 360 + (ROW() -2) * 10" office:value-type="float" office:value="530" calcext:value-type="float">
            <text:p>530</text:p>
          </table:table-cell>
          <table:table-cell office:value-type="float" office:value="107.689" calcext:value-type="float">
            <text:p>107.689</text:p>
          </table:table-cell>
        </table:table-row>
        <table:table-row table:style-name="ro1">
          <table:table-cell table:formula="of:= 360 + (ROW() -2) * 10" office:value-type="float" office:value="540" calcext:value-type="float">
            <text:p>540</text:p>
          </table:table-cell>
          <table:table-cell office:value-type="float" office:value="104.405" calcext:value-type="float">
            <text:p>104.405</text:p>
          </table:table-cell>
        </table:table-row>
        <table:table-row table:style-name="ro1">
          <table:table-cell table:formula="of:= 360 + (ROW() -2) * 10" office:value-type="float" office:value="550" calcext:value-type="float">
            <text:p>550</text:p>
          </table:table-cell>
          <table:table-cell office:value-type="float" office:value="104.046" calcext:value-type="float">
            <text:p>104.046</text:p>
          </table:table-cell>
        </table:table-row>
        <table:table-row table:style-name="ro1">
          <table:table-cell table:formula="of:= 360 + (ROW() -2) * 10" office:value-type="float" office:value="560" calcext:value-type="float">
            <text:p>56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formula="of:= 360 + (ROW() -2) * 10" office:value-type="float" office:value="570" calcext:value-type="float">
            <text:p>570</text:p>
          </table:table-cell>
          <table:table-cell office:value-type="float" office:value="96.3342" calcext:value-type="float">
            <text:p>96.3342</text:p>
          </table:table-cell>
        </table:table-row>
        <table:table-row table:style-name="ro1">
          <table:table-cell table:formula="of:= 360 + (ROW() -2) * 10" office:value-type="float" office:value="580" calcext:value-type="float">
            <text:p>580</text:p>
          </table:table-cell>
          <table:table-cell office:value-type="float" office:value="95.788" calcext:value-type="float">
            <text:p>95.788</text:p>
          </table:table-cell>
        </table:table-row>
        <table:table-row table:style-name="ro1">
          <table:table-cell table:formula="of:= 360 + (ROW() -2) * 10" office:value-type="float" office:value="590" calcext:value-type="float">
            <text:p>590</text:p>
          </table:table-cell>
          <table:table-cell office:value-type="float" office:value="88.6856" calcext:value-type="float">
            <text:p>88.6856</text:p>
          </table:table-cell>
        </table:table-row>
        <table:table-row table:style-name="ro1">
          <table:table-cell table:formula="of:= 360 + (ROW() -2) * 10" office:value-type="float" office:value="600" calcext:value-type="float">
            <text:p>600</text:p>
          </table:table-cell>
          <table:table-cell office:value-type="float" office:value="90.0062" calcext:value-type="float">
            <text:p>90.0062</text:p>
          </table:table-cell>
        </table:table-row>
        <table:table-row table:style-name="ro1">
          <table:table-cell table:formula="of:= 360 + (ROW() -2) * 10" office:value-type="float" office:value="610" calcext:value-type="float">
            <text:p>610</text:p>
          </table:table-cell>
          <table:table-cell office:value-type="float" office:value="89.5991" calcext:value-type="float">
            <text:p>89.5991</text:p>
          </table:table-cell>
        </table:table-row>
        <table:table-row table:style-name="ro1">
          <table:table-cell table:formula="of:= 360 + (ROW() -2) * 10" office:value-type="float" office:value="620" calcext:value-type="float">
            <text:p>620</text:p>
          </table:table-cell>
          <table:table-cell office:value-type="float" office:value="87.6987" calcext:value-type="float">
            <text:p>87.6987</text:p>
          </table:table-cell>
        </table:table-row>
        <table:table-row table:style-name="ro1">
          <table:table-cell table:formula="of:= 360 + (ROW() -2) * 10" office:value-type="float" office:value="630" calcext:value-type="float">
            <text:p>630</text:p>
          </table:table-cell>
          <table:table-cell office:value-type="float" office:value="83.2886" calcext:value-type="float">
            <text:p>83.2886</text:p>
          </table:table-cell>
        </table:table-row>
        <table:table-row table:style-name="ro1">
          <table:table-cell table:formula="of:= 360 + (ROW() -2) * 10" office:value-type="float" office:value="640" calcext:value-type="float">
            <text:p>640</text:p>
          </table:table-cell>
          <table:table-cell office:value-type="float" office:value="83.6992" calcext:value-type="float">
            <text:p>83.6992</text:p>
          </table:table-cell>
        </table:table-row>
        <table:table-row table:style-name="ro1">
          <table:table-cell table:formula="of:= 360 + (ROW() -2) * 10" office:value-type="float" office:value="650" calcext:value-type="float">
            <text:p>650</text:p>
          </table:table-cell>
          <table:table-cell office:value-type="float" office:value="80.0268" calcext:value-type="float">
            <text:p>80.0268</text:p>
          </table:table-cell>
        </table:table-row>
        <table:table-row table:style-name="ro1">
          <table:table-cell table:formula="of:= 360 + (ROW() -2) * 10" office:value-type="float" office:value="660" calcext:value-type="float">
            <text:p>660</text:p>
          </table:table-cell>
          <table:table-cell office:value-type="float" office:value="80.2146" calcext:value-type="float">
            <text:p>80.2146</text:p>
          </table:table-cell>
        </table:table-row>
        <table:table-row table:style-name="ro1">
          <table:table-cell table:formula="of:= 360 + (ROW() -2) * 10" office:value-type="float" office:value="670" calcext:value-type="float">
            <text:p>670</text:p>
          </table:table-cell>
          <table:table-cell office:value-type="float" office:value="82.2778" calcext:value-type="float">
            <text:p>82.2778</text:p>
          </table:table-cell>
        </table:table-row>
        <table:table-row table:style-name="ro1">
          <table:table-cell table:formula="of:= 360 + (ROW() -2) * 10" office:value-type="float" office:value="680" calcext:value-type="float">
            <text:p>680</text:p>
          </table:table-cell>
          <table:table-cell office:value-type="float" office:value="78.2842" calcext:value-type="float">
            <text:p>78.2842</text:p>
          </table:table-cell>
        </table:table-row>
        <table:table-row table:style-name="ro1">
          <table:table-cell table:formula="of:= 360 + (ROW() -2) * 10" office:value-type="float" office:value="690" calcext:value-type="float">
            <text:p>690</text:p>
          </table:table-cell>
          <table:table-cell office:value-type="float" office:value="69.7213" calcext:value-type="float">
            <text:p>69.7213</text:p>
          </table:table-cell>
        </table:table-row>
        <table:table-row table:style-name="ro1">
          <table:table-cell table:formula="of:= 360 + (ROW() -2) * 10" office:value-type="float" office:value="700" calcext:value-type="float">
            <text:p>700</text:p>
          </table:table-cell>
          <table:table-cell office:value-type="float" office:value="71.6091" calcext:value-type="float">
            <text:p>71.6091</text:p>
          </table:table-cell>
        </table:table-row>
        <table:table-row table:style-name="ro1">
          <table:table-cell table:formula="of:= 360 + (ROW() -2) * 10" office:value-type="float" office:value="710" calcext:value-type="float">
            <text:p>710</text:p>
          </table:table-cell>
          <table:table-cell office:value-type="float" office:value="74.349" calcext:value-type="float">
            <text:p>74.349</text:p>
          </table:table-cell>
        </table:table-row>
        <table:table-row table:style-name="ro1">
          <table:table-cell table:formula="of:= 360 + (ROW() -2) * 10" office:value-type="float" office:value="720" calcext:value-type="float">
            <text:p>720</text:p>
          </table:table-cell>
          <table:table-cell office:value-type="float" office:value="61.604" calcext:value-type="float">
            <text:p>61.604</text:p>
          </table:table-cell>
        </table:table-row>
        <table:table-row table:style-name="ro1">
          <table:table-cell table:formula="of:= 360 + (ROW() -2) * 10" office:value-type="float" office:value="730" calcext:value-type="float">
            <text:p>730</text:p>
          </table:table-cell>
          <table:table-cell office:value-type="float" office:value="69.8856" calcext:value-type="float">
            <text:p>69.8856</text:p>
          </table:table-cell>
        </table:table-row>
        <table:table-row table:style-name="ro1">
          <table:table-cell table:formula="of:= 360 + (ROW() -2) * 10" office:value-type="float" office:value="740" calcext:value-type="float">
            <text:p>740</text:p>
          </table:table-cell>
          <table:table-cell office:value-type="float" office:value="75.087" calcext:value-type="float">
            <text:p>75.087</text:p>
          </table:table-cell>
        </table:table-row>
        <table:table-row table:style-name="ro1">
          <table:table-cell table:formula="of:= 360 + (ROW() -2) * 10" office:value-type="float" office:value="750" calcext:value-type="float">
            <text:p>750</text:p>
          </table:table-cell>
          <table:table-cell office:value-type="float" office:value="63.5927" calcext:value-type="float">
            <text:p>63.5927</text:p>
          </table:table-cell>
        </table:table-row>
        <table:table-row table:style-name="ro1">
          <table:table-cell table:formula="of:= 360 + (ROW() -2) * 10" office:value-type="float" office:value="760" calcext:value-type="float">
            <text:p>760</text:p>
          </table:table-cell>
          <table:table-cell office:value-type="float" office:value="46.4182" calcext:value-type="float">
            <text:p>46.4182</text:p>
          </table:table-cell>
        </table:table-row>
        <table:table-row table:style-name="ro1">
          <table:table-cell table:formula="of:= 360 + (ROW() -2) * 10" office:value-type="float" office:value="770" calcext:value-type="float">
            <text:p>770</text:p>
          </table:table-cell>
          <table:table-cell office:value-type="float" office:value="66.8054" calcext:value-type="float">
            <text:p>66.8054</text:p>
          </table:table-cell>
        </table:table-row>
        <table:table-row table:style-name="ro1">
          <table:table-cell table:formula="of:= 360 + (ROW() -2) * 10" office:value-type="float" office:value="780" calcext:value-type="float">
            <text:p>780</text:p>
          </table:table-cell>
          <table:table-cell office:value-type="float" office:value="63.3828" calcext:value-type="float">
            <text:p>63.3828</text:p>
          </table:table-cell>
        </table:table-row>
      </table:table>
      <table:table table:name="1931 2-deg" table:style-name="ta1">
        <table:table-column table:style-name="co3" table:number-columns-repeated="4" table:default-cell-style-name="Default"/>
        <table:table-row table:style-name="ro1">
          <table:table-cell office:value-type="string" calcext:value-type="string">
            <text:p>Waeleng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0.0001299" calcext:value-type="float">
            <text:p>0.0001299</text:p>
          </table:table-cell>
          <table:table-cell office:value-type="float" office:value="0.000003917" calcext:value-type="float">
            <text:p>3.917E-06</text:p>
          </table:table-cell>
          <table:table-cell office:value-type="float" office:value="0.0006061" calcext:value-type="float">
            <text:p>0.0006061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0.0004149" calcext:value-type="float">
            <text:p>0.0004149</text:p>
          </table:table-cell>
          <table:table-cell office:value-type="float" office:value="0.00001239" calcext:value-type="float">
            <text:p>1.239E-05</text:p>
          </table:table-cell>
          <table:table-cell office:value-type="float" office:value="0.001946" calcext:value-type="float">
            <text:p>0.001946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1368" calcext:value-type="float">
            <text:p>0.001368</text:p>
          </table:table-cell>
          <table:table-cell office:value-type="float" office:value="0.000039" calcext:value-type="float">
            <text:p>3.9E-05</text:p>
          </table:table-cell>
          <table:table-cell office:value-type="float" office:value="0.006450001" calcext:value-type="float">
            <text:p>0.006450001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04243" calcext:value-type="float">
            <text:p>0.00424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2005001" calcext:value-type="float">
            <text:p>0.02005001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1431" calcext:value-type="float">
            <text:p>0.01431</text:p>
          </table:table-cell>
          <table:table-cell office:value-type="float" office:value="0.000396" calcext:value-type="float">
            <text:p>0.000396</text:p>
          </table:table-cell>
          <table:table-cell office:value-type="float" office:value="0.06785001" calcext:value-type="float">
            <text:p>0.06785001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4351" calcext:value-type="float">
            <text:p>0.04351</text:p>
          </table:table-cell>
          <table:table-cell office:value-type="float" office:value="0.00121" calcext:value-type="float">
            <text:p>0.00121</text:p>
          </table:table-cell>
          <table:table-cell office:value-type="float" office:value="0.2074" calcext:value-type="float">
            <text:p>0.2074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13438" calcext:value-type="float">
            <text:p>0.13438</text:p>
          </table:table-cell>
          <table:table-cell office:value-type="float" office:value="0.004" calcext:value-type="float">
            <text:p>0.004</text:p>
          </table:table-cell>
          <table:table-cell office:value-type="float" office:value="0.6456" calcext:value-type="float">
            <text:p>0.6456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2839" calcext:value-type="float">
            <text:p>0.2839</text:p>
          </table:table-cell>
          <table:table-cell office:value-type="float" office:value="0.0116" calcext:value-type="float">
            <text:p>0.0116</text:p>
          </table:table-cell>
          <table:table-cell office:value-type="float" office:value="1.3856" calcext:value-type="float">
            <text:p>1.3856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4828" calcext:value-type="float">
            <text:p>0.34828</text:p>
          </table:table-cell>
          <table:table-cell office:value-type="float" office:value="0.023" calcext:value-type="float">
            <text:p>0.023</text:p>
          </table:table-cell>
          <table:table-cell office:value-type="float" office:value="1.74706" calcext:value-type="float">
            <text:p>1.7470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3362" calcext:value-type="float">
            <text:p>0.3362</text:p>
          </table:table-cell>
          <table:table-cell office:value-type="float" office:value="0.038" calcext:value-type="float">
            <text:p>0.038</text:p>
          </table:table-cell>
          <table:table-cell office:value-type="float" office:value="1.77211" calcext:value-type="float">
            <text:p>1.77211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908" calcext:value-type="float">
            <text:p>0.2908</text:p>
          </table:table-cell>
          <table:table-cell office:value-type="float" office:value="0.06" calcext:value-type="float">
            <text:p>0.06</text:p>
          </table:table-cell>
          <table:table-cell office:value-type="float" office:value="1.6692" calcext:value-type="float">
            <text:p>1.6692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9536" calcext:value-type="float">
            <text:p>0.19536</text:p>
          </table:table-cell>
          <table:table-cell office:value-type="float" office:value="0.09098" calcext:value-type="float">
            <text:p>0.09098</text:p>
          </table:table-cell>
          <table:table-cell office:value-type="float" office:value="1.28764" calcext:value-type="float">
            <text:p>1.28764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9564" calcext:value-type="float">
            <text:p>0.09564</text:p>
          </table:table-cell>
          <table:table-cell office:value-type="float" office:value="0.13902" calcext:value-type="float">
            <text:p>0.13902</text:p>
          </table:table-cell>
          <table:table-cell office:value-type="float" office:value="0.8129501" calcext:value-type="float">
            <text:p>0.8129501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201" calcext:value-type="float">
            <text:p>0.03201</text:p>
          </table:table-cell>
          <table:table-cell office:value-type="float" office:value="0.20802" calcext:value-type="float">
            <text:p>0.20802</text:p>
          </table:table-cell>
          <table:table-cell office:value-type="float" office:value="0.46518" calcext:value-type="float">
            <text:p>0.46518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49" calcext:value-type="float">
            <text:p>0.0049</text:p>
          </table:table-cell>
          <table:table-cell office:value-type="float" office:value="0.323" calcext:value-type="float">
            <text:p>0.323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93" calcext:value-type="float">
            <text:p>0.0093</text:p>
          </table:table-cell>
          <table:table-cell office:value-type="float" office:value="0.503" calcext:value-type="float">
            <text:p>0.503</text:p>
          </table:table-cell>
          <table:table-cell office:value-type="float" office:value="0.1582" calcext:value-type="float">
            <text:p>0.158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6327" calcext:value-type="float">
            <text:p>0.06327</text:p>
          </table:table-cell>
          <table:table-cell office:value-type="float" office:value="0.71" calcext:value-type="float">
            <text:p>0.71</text:p>
          </table:table-cell>
          <table:table-cell office:value-type="float" office:value="0.07824999" calcext:value-type="float">
            <text:p>0.0782499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655" calcext:value-type="float">
            <text:p>0.1655</text:p>
          </table:table-cell>
          <table:table-cell office:value-type="float" office:value="0.862" calcext:value-type="float">
            <text:p>0.862</text:p>
          </table:table-cell>
          <table:table-cell office:value-type="float" office:value="0.04216" calcext:value-type="float">
            <text:p>0.0421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904" calcext:value-type="float">
            <text:p>0.2904</text:p>
          </table:table-cell>
          <table:table-cell office:value-type="float" office:value="0.954" calcext:value-type="float">
            <text:p>0.954</text:p>
          </table:table-cell>
          <table:table-cell office:value-type="float" office:value="0.0203" calcext:value-type="float">
            <text:p>0.0203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334499" calcext:value-type="float">
            <text:p>0.4334499</text:p>
          </table:table-cell>
          <table:table-cell office:value-type="float" office:value="0.9949501" calcext:value-type="float">
            <text:p>0.9949501</text:p>
          </table:table-cell>
          <table:table-cell office:value-type="float" office:value="0.008749999" calcext:value-type="float">
            <text:p>0.008749999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39" calcext:value-type="float">
            <text:p>0.0039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621" calcext:value-type="float">
            <text:p>0.7621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21" calcext:value-type="float">
            <text:p>0.002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163" calcext:value-type="float">
            <text:p>0.9163</text:p>
          </table:table-cell>
          <table:table-cell office:value-type="float" office:value="0.87" calcext:value-type="float">
            <text:p>0.87</text:p>
          </table:table-cell>
          <table:table-cell office:value-type="float" office:value="0.001650001" calcext:value-type="float">
            <text:p>0.001650001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0263" calcext:value-type="float">
            <text:p>1.026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11" calcext:value-type="float">
            <text:p>0.0011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622" calcext:value-type="float">
            <text:p>1.0622</text:p>
          </table:table-cell>
          <table:table-cell office:value-type="float" office:value="0.631" calcext:value-type="float">
            <text:p>0.631</text:p>
          </table:table-cell>
          <table:table-cell office:value-type="float" office:value="0.0008" calcext:value-type="float">
            <text:p>0.0008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.0026" calcext:value-type="float">
            <text:p>1.0026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034" calcext:value-type="float">
            <text:p>0.00034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8544499" calcext:value-type="float">
            <text:p>0.8544499</text:p>
          </table:table-cell>
          <table:table-cell office:value-type="float" office:value="0.381" calcext:value-type="float">
            <text:p>0.381</text:p>
          </table:table-cell>
          <table:table-cell office:value-type="float" office:value="0.00019" calcext:value-type="float">
            <text:p>0.0001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424" calcext:value-type="float">
            <text:p>0.6424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004999999" calcext:value-type="float">
            <text:p>4.999999E-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479" calcext:value-type="float">
            <text:p>0.4479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2" calcext:value-type="float">
            <text:p>2E-0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835" calcext:value-type="float">
            <text:p>0.2835</text:p>
          </table:table-cell>
          <table:table-cell office:value-type="float" office:value="0.107" calcext:value-type="float">
            <text:p>0.1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649" calcext:value-type="float">
            <text:p>0.1649</text:p>
          </table:table-cell>
          <table:table-cell office:value-type="float" office:value="0.061" calcext:value-type="float">
            <text:p>0.0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874" calcext:value-type="float">
            <text:p>0.0874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4677" calcext:value-type="float">
            <text:p>0.04677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227" calcext:value-type="float">
            <text:p>0.0227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135916" calcext:value-type="float">
            <text:p>0.01135916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5790346" calcext:value-type="float">
            <text:p>0.005790346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2899327" calcext:value-type="float">
            <text:p>0.002899327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1439971" calcext:value-type="float">
            <text:p>0.001439971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6900786" calcext:value-type="float">
            <text:p>0.0006900786</text:p>
          </table:table-cell>
          <table:table-cell office:value-type="float" office:value="0.0002492" calcext:value-type="float">
            <text:p>0.00024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3323011" calcext:value-type="float">
            <text:p>0.0003323011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1661505" calcext:value-type="float">
            <text:p>0.0001661505</text:p>
          </table:table-cell>
          <table:table-cell office:value-type="float" office:value="0.00006" calcext:value-type="float">
            <text:p>6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8307527" calcext:value-type="float">
            <text:p>8.307527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4150994" calcext:value-type="float">
            <text:p>4.150994E-05</text:p>
          </table:table-cell>
          <table:table-cell office:value-type="float" office:value="0.00001499" calcext:value-type="float">
            <text:p>1.499E-0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1931 2deg Judd and Vos" table:style-name="ta1"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office:value-type="string" calcext:value-type="string">
            <text:p>Wavelength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0.0026899" calcext:value-type="float">
            <text:p>0.00268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0.01226" calcext:value-type="float">
            <text:p>0.01226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0.010781" calcext:value-type="float">
            <text:p>0.010781</text:p>
          </table:table-cell>
          <table:table-cell office:value-type="float" office:value="0.0008" calcext:value-type="float">
            <text:p>0.0008</text:p>
          </table:table-cell>
          <table:table-cell office:value-type="float" office:value="0.04925" calcext:value-type="float">
            <text:p>0.04925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037981" calcext:value-type="float">
            <text:p>0.037981</text:p>
          </table:table-cell>
          <table:table-cell office:value-type="float" office:value="0.0028" calcext:value-type="float">
            <text:p>0.0028</text:p>
          </table:table-cell>
          <table:table-cell office:value-type="float" office:value="0.17409" calcext:value-type="float">
            <text:p>0.17409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0.099941" calcext:value-type="float">
            <text:p>0.099941</text:p>
          </table:table-cell>
          <table:table-cell office:value-type="float" office:value="0.0074" calcext:value-type="float">
            <text:p>0.0074</text:p>
          </table:table-cell>
          <table:table-cell office:value-type="float" office:value="0.46053" calcext:value-type="float">
            <text:p>0.46053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0.22948" calcext:value-type="float">
            <text:p>0.22948</text:p>
          </table:table-cell>
          <table:table-cell office:value-type="float" office:value="0.0175" calcext:value-type="float">
            <text:p>0.0175</text:p>
          </table:table-cell>
          <table:table-cell office:value-type="float" office:value="1.0658" calcext:value-type="float">
            <text:p>1.0658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0.31095" calcext:value-type="float">
            <text:p>0.31095</text:p>
          </table:table-cell>
          <table:table-cell office:value-type="float" office:value="0.0273" calcext:value-type="float">
            <text:p>0.0273</text:p>
          </table:table-cell>
          <table:table-cell office:value-type="float" office:value="1.4672" calcext:value-type="float">
            <text:p>1.4672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0.33336" calcext:value-type="float">
            <text:p>0.33336</text:p>
          </table:table-cell>
          <table:table-cell office:value-type="float" office:value="0.0379" calcext:value-type="float">
            <text:p>0.0379</text:p>
          </table:table-cell>
          <table:table-cell office:value-type="float" office:value="1.6166" calcext:value-type="float">
            <text:p>1.6166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0.28882" calcext:value-type="float">
            <text:p>0.28882</text:p>
          </table:table-cell>
          <table:table-cell office:value-type="float" office:value="0.0468" calcext:value-type="float">
            <text:p>0.0468</text:p>
          </table:table-cell>
          <table:table-cell office:value-type="float" office:value="1.4717" calcext:value-type="float">
            <text:p>1.4717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0.23276" calcext:value-type="float">
            <text:p>0.23276</text:p>
          </table:table-cell>
          <table:table-cell office:value-type="float" office:value="0.06" calcext:value-type="float">
            <text:p>0.06</text:p>
          </table:table-cell>
          <table:table-cell office:value-type="float" office:value="1.2917" calcext:value-type="float">
            <text:p>1.2917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0.17476" calcext:value-type="float">
            <text:p>0.17476</text:p>
          </table:table-cell>
          <table:table-cell office:value-type="float" office:value="0.09098" calcext:value-type="float">
            <text:p>0.09098</text:p>
          </table:table-cell>
          <table:table-cell office:value-type="float" office:value="1.1138" calcext:value-type="float">
            <text:p>1.1138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0.091944" calcext:value-type="float">
            <text:p>0.091944</text:p>
          </table:table-cell>
          <table:table-cell office:value-type="float" office:value="0.13902" calcext:value-type="float">
            <text:p>0.13902</text:p>
          </table:table-cell>
          <table:table-cell office:value-type="float" office:value="0.75596" calcext:value-type="float">
            <text:p>0.75596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0.031731" calcext:value-type="float">
            <text:p>0.031731</text:p>
          </table:table-cell>
          <table:table-cell office:value-type="float" office:value="0.20802" calcext:value-type="float">
            <text:p>0.20802</text:p>
          </table:table-cell>
          <table:table-cell office:value-type="float" office:value="0.44669" calcext:value-type="float">
            <text:p>0.44669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0048491" calcext:value-type="float">
            <text:p>0.0048491</text:p>
          </table:table-cell>
          <table:table-cell office:value-type="float" office:value="0.323" calcext:value-type="float">
            <text:p>0.323</text:p>
          </table:table-cell>
          <table:table-cell office:value-type="float" office:value="0.26437" calcext:value-type="float">
            <text:p>0.26437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0.0092899" calcext:value-type="float">
            <text:p>0.0092899</text:p>
          </table:table-cell>
          <table:table-cell office:value-type="float" office:value="0.503" calcext:value-type="float">
            <text:p>0.503</text:p>
          </table:table-cell>
          <table:table-cell office:value-type="float" office:value="0.15445" calcext:value-type="float">
            <text:p>0.15445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0.063791" calcext:value-type="float">
            <text:p>0.063791</text:p>
          </table:table-cell>
          <table:table-cell office:value-type="float" office:value="0.71" calcext:value-type="float">
            <text:p>0.71</text:p>
          </table:table-cell>
          <table:table-cell office:value-type="float" office:value="0.076585" calcext:value-type="float">
            <text:p>0.076585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0.16692" calcext:value-type="float">
            <text:p>0.16692</text:p>
          </table:table-cell>
          <table:table-cell office:value-type="float" office:value="0.862" calcext:value-type="float">
            <text:p>0.862</text:p>
          </table:table-cell>
          <table:table-cell office:value-type="float" office:value="0.041366" calcext:value-type="float">
            <text:p>0.041366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0.29269" calcext:value-type="float">
            <text:p>0.29269</text:p>
          </table:table-cell>
          <table:table-cell office:value-type="float" office:value="0.954" calcext:value-type="float">
            <text:p>0.954</text:p>
          </table:table-cell>
          <table:table-cell office:value-type="float" office:value="0.020042" calcext:value-type="float">
            <text:p>0.02004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0.43635" calcext:value-type="float">
            <text:p>0.43635</text:p>
          </table:table-cell>
          <table:table-cell office:value-type="float" office:value="0.99495" calcext:value-type="float">
            <text:p>0.99495</text:p>
          </table:table-cell>
          <table:table-cell office:value-type="float" office:value="0.0087823" calcext:value-type="float">
            <text:p>0.0087823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0.59748" calcext:value-type="float">
            <text:p>0.59748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40493" calcext:value-type="float">
            <text:p>0.0040493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0.76425" calcext:value-type="float">
            <text:p>0.76425</text:p>
          </table:table-cell>
          <table:table-cell office:value-type="float" office:value="0.952" calcext:value-type="float">
            <text:p>0.952</text:p>
          </table:table-cell>
          <table:table-cell office:value-type="float" office:value="0.0022771" calcext:value-type="float">
            <text:p>0.0022771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0.91635" calcext:value-type="float">
            <text:p>0.91635</text:p>
          </table:table-cell>
          <table:table-cell office:value-type="float" office:value="0.87" calcext:value-type="float">
            <text:p>0.87</text:p>
          </table:table-cell>
          <table:table-cell office:value-type="float" office:value="0.0018066" calcext:value-type="float">
            <text:p>0.0018066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1.023" calcext:value-type="float">
            <text:p>1.023</text:p>
          </table:table-cell>
          <table:table-cell office:value-type="float" office:value="0.757" calcext:value-type="float">
            <text:p>0.757</text:p>
          </table:table-cell>
          <table:table-cell office:value-type="float" office:value="0.0012348" calcext:value-type="float">
            <text:p>0.0012348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1.055" calcext:value-type="float">
            <text:p>1.055</text:p>
          </table:table-cell>
          <table:table-cell office:value-type="float" office:value="0.631" calcext:value-type="float">
            <text:p>0.631</text:p>
          </table:table-cell>
          <table:table-cell office:value-type="float" office:value="0.00090564" calcext:value-type="float">
            <text:p>0.00090564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0.99239" calcext:value-type="float">
            <text:p>0.99239</text:p>
          </table:table-cell>
          <table:table-cell office:value-type="float" office:value="0.503" calcext:value-type="float">
            <text:p>0.503</text:p>
          </table:table-cell>
          <table:table-cell office:value-type="float" office:value="0.00042885" calcext:value-type="float">
            <text:p>0.00042885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0.84346" calcext:value-type="float">
            <text:p>0.84346</text:p>
          </table:table-cell>
          <table:table-cell office:value-type="float" office:value="0.381" calcext:value-type="float">
            <text:p>0.381</text:p>
          </table:table-cell>
          <table:table-cell office:value-type="float" office:value="0.00025598" calcext:value-type="float">
            <text:p>0.00025598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0.63289" calcext:value-type="float">
            <text:p>0.63289</text:p>
          </table:table-cell>
          <table:table-cell office:value-type="float" office:value="0.265" calcext:value-type="float">
            <text:p>0.265</text:p>
          </table:table-cell>
          <table:table-cell office:value-type="float" office:value="0.000097694" calcext:value-type="float">
            <text:p>9.7694E-05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44062" calcext:value-type="float">
            <text:p>0.44062</text:p>
          </table:table-cell>
          <table:table-cell office:value-type="float" office:value="0.175" calcext:value-type="float">
            <text:p>0.175</text:p>
          </table:table-cell>
          <table:table-cell office:value-type="float" office:value="0.000051165" calcext:value-type="float">
            <text:p>5.1165E-05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0.27862" calcext:value-type="float">
            <text:p>0.27862</text:p>
          </table:table-cell>
          <table:table-cell office:value-type="float" office:value="0.107" calcext:value-type="float">
            <text:p>0.107</text:p>
          </table:table-cell>
          <table:table-cell office:value-type="float" office:value="0.000024238" calcext:value-type="float">
            <text:p>2.4238E-05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0.16161" calcext:value-type="float">
            <text:p>0.16161</text:p>
          </table:table-cell>
          <table:table-cell office:value-type="float" office:value="0.061" calcext:value-type="float">
            <text:p>0.061</text:p>
          </table:table-cell>
          <table:table-cell office:value-type="float" office:value="0.000011906" calcext:value-type="float">
            <text:p>1.1906E-05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0.085753" calcext:value-type="float">
            <text:p>0.085753</text:p>
          </table:table-cell>
          <table:table-cell office:value-type="float" office:value="0.032" calcext:value-type="float">
            <text:p>0.032</text:p>
          </table:table-cell>
          <table:table-cell office:value-type="float" office:value="0.0000056006" calcext:value-type="float">
            <text:p>5.6006E-06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0.045834" calcext:value-type="float">
            <text:p>0.04583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00027912" calcext:value-type="float">
            <text:p>2.7912E-06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0.022187" calcext:value-type="float">
            <text:p>0.022187</text:p>
          </table:table-cell>
          <table:table-cell office:value-type="float" office:value="0.00821" calcext:value-type="float">
            <text:p>0.00821</text:p>
          </table:table-cell>
          <table:table-cell office:value-type="float" office:value="0.0000013135" calcext:value-type="float">
            <text:p>1.3135E-06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0.011098" calcext:value-type="float">
            <text:p>0.011098</text:p>
          </table:table-cell>
          <table:table-cell office:value-type="float" office:value="0.004102" calcext:value-type="float">
            <text:p>0.004102</text:p>
          </table:table-cell>
          <table:table-cell office:value-type="float" office:value="0.00000064767" calcext:value-type="float">
            <text:p>6.4767E-07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0.0056531" calcext:value-type="float">
            <text:p>0.0056531</text:p>
          </table:table-cell>
          <table:table-cell office:value-type="float" office:value="0.002091" calcext:value-type="float">
            <text:p>0.002091</text:p>
          </table:table-cell>
          <table:table-cell office:value-type="float" office:value="0.00000033304" calcext:value-type="float">
            <text:p>3.3304E-07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0.0028253" calcext:value-type="float">
            <text:p>0.0028253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0.00000017026" calcext:value-type="float">
            <text:p>1.7026E-07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0.0013994" calcext:value-type="float">
            <text:p>0.0013994</text:p>
          </table:table-cell>
          <table:table-cell office:value-type="float" office:value="0.00052" calcext:value-type="float">
            <text:p>0.00052</text:p>
          </table:table-cell>
          <table:table-cell office:value-type="float" office:value="0.000000087107" calcext:value-type="float">
            <text:p>8.7107E-08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0.00066847" calcext:value-type="float">
            <text:p>0.00066847</text:p>
          </table:table-cell>
          <table:table-cell office:value-type="float" office:value="0.0002492" calcext:value-type="float">
            <text:p>0.0002492</text:p>
          </table:table-cell>
          <table:table-cell office:value-type="float" office:value="0.000000043162" calcext:value-type="float">
            <text:p>4.3162E-08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0.00032073" calcext:value-type="float">
            <text:p>0.00032073</text:p>
          </table:table-cell>
          <table:table-cell office:value-type="float" office:value="0.00012" calcext:value-type="float">
            <text:p>0.00012</text:p>
          </table:table-cell>
          <table:table-cell office:value-type="float" office:value="0.000000021554" calcext:value-type="float">
            <text:p>2.1554E-08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0.00015973" calcext:value-type="float">
            <text:p>0.00015973</text:p>
          </table:table-cell>
          <table:table-cell office:value-type="float" office:value="0.00006" calcext:value-type="float">
            <text:p>6E-05</text:p>
          </table:table-cell>
          <table:table-cell office:value-type="float" office:value="0.000000011204" calcext:value-type="float">
            <text:p>1.1204E-08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0.000079513" calcext:value-type="float">
            <text:p>7.9513E-05</text:p>
          </table:table-cell>
          <table:table-cell office:value-type="float" office:value="0.00003" calcext:value-type="float">
            <text:p>3E-05</text:p>
          </table:table-cell>
          <table:table-cell office:value-type="float" office:value="0.000000005834" calcext:value-type="float">
            <text:p>5.834E-0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0.000039541" calcext:value-type="float">
            <text:p>3.9541E-05</text:p>
          </table:table-cell>
          <table:table-cell office:value-type="float" office:value="0.000014989" calcext:value-type="float">
            <text:p>1.4989E-05</text:p>
          </table:table-cell>
          <table:table-cell office:value-type="float" office:value="0.0000000030383" calcext:value-type="float">
            <text:p>3.0383E-09</text:p>
          </table:table-cell>
        </table:table-row>
      </table:table>
      <table:named-expressions/>
      <table:database-ranges>
        <table:database-range table:name="__Anonymous_Sheet_DB__2" table:target-range-address="'1931 2-deg'.A2:'1931 2-deg'.D139">
          <table:filter table:target-range-address="'1931 2-deg'.F1" table:condition-source-range-address="'1931 2-deg'.A2:'1931 2-deg'.A139">
            <table:filter-or>
              <table:filter-condition table:field-number="0" table:case-sensitive="true" table:data-type="number" table:value="361" table:operator="="/>
              <table:filter-condition table:field-number="0" table:case-sensitive="true" table:data-type="number" table:value="362" table:operator="="/>
              <table:filter-condition table:field-number="0" table:case-sensitive="true" table:data-type="number" table:value="363" table:operator="="/>
              <table:filter-condition table:field-number="0" table:case-sensitive="true" table:data-type="number" table:value="364" table:operator="="/>
              <table:filter-condition table:field-number="0" table:case-sensitive="true" table:data-type="number" table:value="365" table:operator="="/>
              <table:filter-condition table:field-number="0" table:case-sensitive="true" table:data-type="number" table:value="366" table:operator="="/>
              <table:filter-condition table:field-number="0" table:case-sensitive="true" table:data-type="number" table:value="367" table:operator="="/>
              <table:filter-condition table:field-number="0" table:case-sensitive="true" table:data-type="number" table:value="368" table:operator="="/>
              <table:filter-condition table:field-number="0" table:case-sensitive="true" table:data-type="number" table:value="369" table:operator="="/>
              <table:filter-condition table:field-number="0" table:case-sensitive="true" table:data-type="number" table:value="370" table:operator="="/>
              <table:filter-condition table:field-number="0" table:case-sensitive="true" table:data-type="number" table:value="371" table:operator="="/>
              <table:filter-condition table:field-number="0" table:case-sensitive="true" table:data-type="number" table:value="372" table:operator="="/>
              <table:filter-condition table:field-number="0" table:case-sensitive="true" table:data-type="number" table:value="373" table:operator="="/>
              <table:filter-condition table:field-number="0" table:case-sensitive="true" table:data-type="number" table:value="374" table:operator="="/>
              <table:filter-condition table:field-number="0" table:case-sensitive="true" table:data-type="number" table:value="375" table:operator="="/>
              <table:filter-condition table:field-number="0" table:case-sensitive="true" table:data-type="number" table:value="376" table:operator="="/>
              <table:filter-condition table:field-number="0" table:case-sensitive="true" table:data-type="number" table:value="377" table:operator="="/>
              <table:filter-condition table:field-number="0" table:case-sensitive="true" table:data-type="number" table:value="378" table:operator="="/>
              <table:filter-condition table:field-number="0" table:case-sensitive="true" table:data-type="number" table:value="379" table:operator="="/>
              <table:filter-condition table:field-number="0" table:case-sensitive="true" table:data-type="number" table:value="380" table:operator="="/>
              <table:filter-condition table:field-number="0" table:case-sensitive="true" table:data-type="number" table:value="381" table:operator="="/>
              <table:filter-condition table:field-number="0" table:case-sensitive="true" table:data-type="number" table:value="382" table:operator="="/>
              <table:filter-condition table:field-number="0" table:case-sensitive="true" table:data-type="number" table:value="383" table:operator="="/>
              <table:filter-condition table:field-number="0" table:case-sensitive="true" table:data-type="number" table:value="384" table:operator="="/>
              <table:filter-condition table:field-number="0" table:case-sensitive="true" table:data-type="number" table:value="385" table:operator="="/>
              <table:filter-condition table:field-number="0" table:case-sensitive="true" table:data-type="number" table:value="386" table:operator="="/>
              <table:filter-condition table:field-number="0" table:case-sensitive="true" table:data-type="number" table:value="387" table:operator="="/>
              <table:filter-condition table:field-number="0" table:case-sensitive="true" table:data-type="number" table:value="388" table:operator="="/>
              <table:filter-condition table:field-number="0" table:case-sensitive="true" table:data-type="number" table:value="389" table:operator="="/>
              <table:filter-condition table:field-number="0" table:case-sensitive="true" table:data-type="number" table:value="390" table:operator="="/>
              <table:filter-condition table:field-number="0" table:case-sensitive="true" table:data-type="number" table:value="391" table:operator="="/>
              <table:filter-condition table:field-number="0" table:case-sensitive="true" table:data-type="number" table:value="392" table:operator="="/>
              <table:filter-condition table:field-number="0" table:case-sensitive="true" table:data-type="number" table:value="393" table:operator="="/>
              <table:filter-condition table:field-number="0" table:case-sensitive="true" table:data-type="number" table:value="394" table:operator="="/>
              <table:filter-condition table:field-number="0" table:case-sensitive="true" table:data-type="number" table:value="395" table:operator="="/>
              <table:filter-condition table:field-number="0" table:case-sensitive="true" table:data-type="number" table:value="396" table:operator="="/>
              <table:filter-condition table:field-number="0" table:case-sensitive="true" table:data-type="number" table:value="397" table:operator="="/>
              <table:filter-condition table:field-number="0" table:case-sensitive="true" table:data-type="number" table:value="398" table:operator="="/>
              <table:filter-condition table:field-number="0" table:case-sensitive="true" table:data-type="number" table:value="399" table:operator="="/>
              <table:filter-condition table:field-number="0" table:case-sensitive="true" table:data-type="number" table:value="400" table:operator="="/>
              <table:filter-condition table:field-number="0" table:case-sensitive="true" table:data-type="number" table:value="401" table:operator="="/>
              <table:filter-condition table:field-number="0" table:case-sensitive="true" table:data-type="number" table:value="402" table:operator="="/>
              <table:filter-condition table:field-number="0" table:case-sensitive="true" table:data-type="number" table:value="403" table:operator="="/>
              <table:filter-condition table:field-number="0" table:case-sensitive="true" table:data-type="number" table:value="404" table:operator="="/>
              <table:filter-condition table:field-number="0" table:case-sensitive="true" table:data-type="number" table:value="405" table:operator="="/>
              <table:filter-condition table:field-number="0" table:case-sensitive="true" table:data-type="number" table:value="406" table:operator="="/>
              <table:filter-condition table:field-number="0" table:case-sensitive="true" table:data-type="number" table:value="407" table:operator="="/>
              <table:filter-condition table:field-number="0" table:case-sensitive="true" table:data-type="number" table:value="408" table:operator="="/>
              <table:filter-condition table:field-number="0" table:case-sensitive="true" table:data-type="number" table:value="409" table:operator="="/>
              <table:filter-condition table:field-number="0" table:case-sensitive="true" table:data-type="number" table:value="410" table:operator="="/>
              <table:filter-condition table:field-number="0" table:case-sensitive="true" table:data-type="number" table:value="411" table:operator="="/>
              <table:filter-condition table:field-number="0" table:case-sensitive="true" table:data-type="number" table:value="412" table:operator="="/>
              <table:filter-condition table:field-number="0" table:case-sensitive="true" table:data-type="number" table:value="413" table:operator="="/>
              <table:filter-condition table:field-number="0" table:case-sensitive="true" table:data-type="number" table:value="414" table:operator="="/>
              <table:filter-condition table:field-number="0" table:case-sensitive="true" table:data-type="number" table:value="415" table:operator="="/>
              <table:filter-condition table:field-number="0" table:case-sensitive="true" table:data-type="number" table:value="416" table:operator="="/>
              <table:filter-condition table:field-number="0" table:case-sensitive="true" table:data-type="number" table:value="417" table:operator="="/>
              <table:filter-condition table:field-number="0" table:case-sensitive="true" table:data-type="number" table:value="418" table:operator="="/>
              <table:filter-condition table:field-number="0" table:case-sensitive="true" table:data-type="number" table:value="419" table:operator="="/>
              <table:filter-condition table:field-number="0" table:case-sensitive="true" table:data-type="number" table:value="420" table:operator="="/>
              <table:filter-condition table:field-number="0" table:case-sensitive="true" table:data-type="number" table:value="421" table:operator="="/>
              <table:filter-condition table:field-number="0" table:case-sensitive="true" table:data-type="number" table:value="422" table:operator="="/>
              <table:filter-condition table:field-number="0" table:case-sensitive="true" table:data-type="number" table:value="423" table:operator="="/>
              <table:filter-condition table:field-number="0" table:case-sensitive="true" table:data-type="number" table:value="424" table:operator="="/>
              <table:filter-condition table:field-number="0" table:case-sensitive="true" table:data-type="number" table:value="425" table:operator="="/>
              <table:filter-condition table:field-number="0" table:case-sensitive="true" table:data-type="number" table:value="426" table:operator="="/>
              <table:filter-condition table:field-number="0" table:case-sensitive="true" table:data-type="number" table:value="427" table:operator="="/>
              <table:filter-condition table:field-number="0" table:case-sensitive="true" table:data-type="number" table:value="428" table:operator="="/>
              <table:filter-condition table:field-number="0" table:case-sensitive="true" table:data-type="number" table:value="429" table:operator="="/>
              <table:filter-condition table:field-number="0" table:case-sensitive="true" table:data-type="number" table:value="430" table:operator="="/>
              <table:filter-condition table:field-number="0" table:case-sensitive="true" table:data-type="number" table:value="431" table:operator="="/>
              <table:filter-condition table:field-number="0" table:case-sensitive="true" table:data-type="number" table:value="432" table:operator="="/>
              <table:filter-condition table:field-number="0" table:case-sensitive="true" table:data-type="number" table:value="433" table:operator="="/>
              <table:filter-condition table:field-number="0" table:case-sensitive="true" table:data-type="number" table:value="434" table:operator="="/>
              <table:filter-condition table:field-number="0" table:case-sensitive="true" table:data-type="number" table:value="435" table:operator="="/>
              <table:filter-condition table:field-number="0" table:case-sensitive="true" table:data-type="number" table:value="436" table:operator="="/>
              <table:filter-condition table:field-number="0" table:case-sensitive="true" table:data-type="number" table:value="437" table:operator="="/>
              <table:filter-condition table:field-number="0" table:case-sensitive="true" table:data-type="number" table:value="438" table:operator="="/>
              <table:filter-condition table:field-number="0" table:case-sensitive="true" table:data-type="number" table:value="439" table:operator="="/>
              <table:filter-condition table:field-number="0" table:case-sensitive="true" table:data-type="number" table:value="440" table:operator="="/>
              <table:filter-condition table:field-number="0" table:case-sensitive="true" table:data-type="number" table:value="441" table:operator="="/>
              <table:filter-condition table:field-number="0" table:case-sensitive="true" table:data-type="number" table:value="442" table:operator="="/>
              <table:filter-condition table:field-number="0" table:case-sensitive="true" table:data-type="number" table:value="443" table:operator="="/>
              <table:filter-condition table:field-number="0" table:case-sensitive="true" table:data-type="number" table:value="444" table:operator="="/>
              <table:filter-condition table:field-number="0" table:case-sensitive="true" table:data-type="number" table:value="445" table:operator="="/>
              <table:filter-condition table:field-number="0" table:case-sensitive="true" table:data-type="number" table:value="446" table:operator="="/>
              <table:filter-condition table:field-number="0" table:case-sensitive="true" table:data-type="number" table:value="447" table:operator="="/>
              <table:filter-condition table:field-number="0" table:case-sensitive="true" table:data-type="number" table:value="448" table:operator="="/>
              <table:filter-condition table:field-number="0" table:case-sensitive="true" table:data-type="number" table:value="449" table:operator="="/>
              <table:filter-condition table:field-number="0" table:case-sensitive="true" table:data-type="number" table:value="450" table:operator="="/>
              <table:filter-condition table:field-number="0" table:case-sensitive="true" table:data-type="number" table:value="451" table:operator="="/>
              <table:filter-condition table:field-number="0" table:case-sensitive="true" table:data-type="number" table:value="452" table:operator="="/>
              <table:filter-condition table:field-number="0" table:case-sensitive="true" table:data-type="number" table:value="453" table:operator="="/>
              <table:filter-condition table:field-number="0" table:case-sensitive="true" table:data-type="number" table:value="454" table:operator="="/>
              <table:filter-condition table:field-number="0" table:case-sensitive="true" table:data-type="number" table:value="455" table:operator="="/>
              <table:filter-condition table:field-number="0" table:case-sensitive="true" table:data-type="number" table:value="456" table:operator="="/>
              <table:filter-condition table:field-number="0" table:case-sensitive="true" table:data-type="number" table:value="457" table:operator="="/>
              <table:filter-condition table:field-number="0" table:case-sensitive="true" table:data-type="number" table:value="458" table:operator="="/>
              <table:filter-condition table:field-number="0" table:case-sensitive="true" table:data-type="number" table:value="459" table:operator="="/>
              <table:filter-condition table:field-number="0" table:case-sensitive="true" table:data-type="number" table:value="460" table:operator="="/>
              <table:filter-condition table:field-number="0" table:case-sensitive="true" table:data-type="number" table:value="461" table:operator="="/>
              <table:filter-condition table:field-number="0" table:case-sensitive="true" table:data-type="number" table:value="462" table:operator="="/>
              <table:filter-condition table:field-number="0" table:case-sensitive="true" table:data-type="number" table:value="463" table:operator="="/>
              <table:filter-condition table:field-number="0" table:case-sensitive="true" table:data-type="number" table:value="464" table:operator="="/>
              <table:filter-condition table:field-number="0" table:case-sensitive="true" table:data-type="number" table:value="465" table:operator="="/>
              <table:filter-condition table:field-number="0" table:case-sensitive="true" table:data-type="number" table:value="466" table:operator="="/>
              <table:filter-condition table:field-number="0" table:case-sensitive="true" table:data-type="number" table:value="467" table:operator="="/>
              <table:filter-condition table:field-number="0" table:case-sensitive="true" table:data-type="number" table:value="468" table:operator="="/>
              <table:filter-condition table:field-number="0" table:case-sensitive="true" table:data-type="number" table:value="469" table:operator="="/>
              <table:filter-condition table:field-number="0" table:case-sensitive="true" table:data-type="number" table:value="470" table:operator="="/>
              <table:filter-condition table:field-number="0" table:case-sensitive="true" table:data-type="number" table:value="471" table:operator="="/>
              <table:filter-condition table:field-number="0" table:case-sensitive="true" table:data-type="number" table:value="472" table:operator="="/>
              <table:filter-condition table:field-number="0" table:case-sensitive="true" table:data-type="number" table:value="473" table:operator="="/>
              <table:filter-condition table:field-number="0" table:case-sensitive="true" table:data-type="number" table:value="474" table:operator="="/>
              <table:filter-condition table:field-number="0" table:case-sensitive="true" table:data-type="number" table:value="475" table:operator="="/>
              <table:filter-condition table:field-number="0" table:case-sensitive="true" table:data-type="number" table:value="476" table:operator="="/>
              <table:filter-condition table:field-number="0" table:case-sensitive="true" table:data-type="number" table:value="477" table:operator="="/>
              <table:filter-condition table:field-number="0" table:case-sensitive="true" table:data-type="number" table:value="478" table:operator="="/>
              <table:filter-condition table:field-number="0" table:case-sensitive="true" table:data-type="number" table:value="479" table:operator="="/>
              <table:filter-condition table:field-number="0" table:case-sensitive="true" table:data-type="number" table:value="480" table:operator="="/>
              <table:filter-condition table:field-number="0" table:case-sensitive="true" table:data-type="number" table:value="481" table:operator="="/>
              <table:filter-condition table:field-number="0" table:case-sensitive="true" table:data-type="number" table:value="482" table:operator="="/>
              <table:filter-condition table:field-number="0" table:case-sensitive="true" table:data-type="number" table:value="483" table:operator="="/>
              <table:filter-condition table:field-number="0" table:case-sensitive="true" table:data-type="number" table:value="484" table:operator="="/>
              <table:filter-condition table:field-number="0" table:case-sensitive="true" table:data-type="number" table:value="485" table:operator="="/>
              <table:filter-condition table:field-number="0" table:case-sensitive="true" table:data-type="number" table:value="486" table:operator="="/>
              <table:filter-condition table:field-number="0" table:case-sensitive="true" table:data-type="number" table:value="487" table:operator="="/>
              <table:filter-condition table:field-number="0" table:case-sensitive="true" table:data-type="number" table:value="488" table:operator="="/>
              <table:filter-condition table:field-number="0" table:case-sensitive="true" table:data-type="number" table:value="489" table:operator="="/>
              <table:filter-condition table:field-number="0" table:case-sensitive="true" table:data-type="number" table:value="490" table:operator="="/>
              <table:filter-condition table:field-number="0" table:case-sensitive="true" table:data-type="number" table:value="491" table:operator="="/>
              <table:filter-condition table:field-number="0" table:case-sensitive="true" table:data-type="number" table:value="492" table:operator="="/>
              <table:filter-condition table:field-number="0" table:case-sensitive="true" table:data-type="number" table:value="493" table:operator="="/>
              <table:filter-condition table:field-number="0" table:case-sensitive="true" table:data-type="number" table:value="494" table:operator="="/>
              <table:filter-condition table:field-number="0" table:case-sensitive="true" table:data-type="number" table:value="495" table:operator="="/>
              <table:filter-condition table:field-number="0" table:case-sensitive="true" table:data-type="number" table:value="496" table:operator="="/>
              <table:filter-condition table:field-number="0" table:case-sensitive="true" table:data-type="number" table:value="497" table:operator="="/>
              <table:filter-condition table:field-number="0" table:case-sensitive="true" table:data-type="number" table:value="498" table:operator="="/>
              <table:filter-condition table:field-number="0" table:case-sensitive="true" table:data-type="number" table:value="499" table:operator="="/>
              <table:filter-condition table:field-number="0" table:case-sensitive="true" table:data-type="number" table:value="500" table:operator="="/>
              <table:filter-condition table:field-number="0" table:case-sensitive="true" table:data-type="number" table:value="501" table:operator="="/>
              <table:filter-condition table:field-number="0" table:case-sensitive="true" table:data-type="number" table:value="502" table:operator="="/>
              <table:filter-condition table:field-number="0" table:case-sensitive="true" table:data-type="number" table:value="503" table:operator="="/>
              <table:filter-condition table:field-number="0" table:case-sensitive="true" table:data-type="number" table:value="504" table:operator="="/>
              <table:filter-condition table:field-number="0" table:case-sensitive="true" table:data-type="number" table:value="505" table:operator="="/>
              <table:filter-condition table:field-number="0" table:case-sensitive="true" table:data-type="number" table:value="506" table:operator="="/>
              <table:filter-condition table:field-number="0" table:case-sensitive="true" table:data-type="number" table:value="507" table:operator="="/>
              <table:filter-condition table:field-number="0" table:case-sensitive="true" table:data-type="number" table:value="508" table:operator="="/>
              <table:filter-condition table:field-number="0" table:case-sensitive="true" table:data-type="number" table:value="509" table:operator="="/>
              <table:filter-condition table:field-number="0" table:case-sensitive="true" table:data-type="number" table:value="510" table:operator="="/>
              <table:filter-condition table:field-number="0" table:case-sensitive="true" table:data-type="number" table:value="511" table:operator="="/>
              <table:filter-condition table:field-number="0" table:case-sensitive="true" table:data-type="number" table:value="512" table:operator="="/>
              <table:filter-condition table:field-number="0" table:case-sensitive="true" table:data-type="number" table:value="513" table:operator="="/>
              <table:filter-condition table:field-number="0" table:case-sensitive="true" table:data-type="number" table:value="514" table:operator="="/>
              <table:filter-condition table:field-number="0" table:case-sensitive="true" table:data-type="number" table:value="515" table:operator="="/>
              <table:filter-condition table:field-number="0" table:case-sensitive="true" table:data-type="number" table:value="516" table:operator="="/>
              <table:filter-condition table:field-number="0" table:case-sensitive="true" table:data-type="number" table:value="517" table:operator="="/>
              <table:filter-condition table:field-number="0" table:case-sensitive="true" table:data-type="number" table:value="518" table:operator="="/>
              <table:filter-condition table:field-number="0" table:case-sensitive="true" table:data-type="number" table:value="519" table:operator="="/>
              <table:filter-condition table:field-number="0" table:case-sensitive="true" table:data-type="number" table:value="520" table:operator="="/>
              <table:filter-condition table:field-number="0" table:case-sensitive="true" table:data-type="number" table:value="521" table:operator="="/>
              <table:filter-condition table:field-number="0" table:case-sensitive="true" table:data-type="number" table:value="522" table:operator="="/>
              <table:filter-condition table:field-number="0" table:case-sensitive="true" table:data-type="number" table:value="523" table:operator="="/>
              <table:filter-condition table:field-number="0" table:case-sensitive="true" table:data-type="number" table:value="524" table:operator="="/>
              <table:filter-condition table:field-number="0" table:case-sensitive="true" table:data-type="number" table:value="525" table:operator="="/>
              <table:filter-condition table:field-number="0" table:case-sensitive="true" table:data-type="number" table:value="526" table:operator="="/>
              <table:filter-condition table:field-number="0" table:case-sensitive="true" table:data-type="number" table:value="527" table:operator="="/>
              <table:filter-condition table:field-number="0" table:case-sensitive="true" table:data-type="number" table:value="528" table:operator="="/>
              <table:filter-condition table:field-number="0" table:case-sensitive="true" table:data-type="number" table:value="529" table:operator="="/>
              <table:filter-condition table:field-number="0" table:case-sensitive="true" table:data-type="number" table:value="530" table:operator="="/>
              <table:filter-condition table:field-number="0" table:case-sensitive="true" table:data-type="number" table:value="531" table:operator="="/>
              <table:filter-condition table:field-number="0" table:case-sensitive="true" table:data-type="number" table:value="532" table:operator="="/>
              <table:filter-condition table:field-number="0" table:case-sensitive="true" table:data-type="number" table:value="533" table:operator="="/>
              <table:filter-condition table:field-number="0" table:case-sensitive="true" table:data-type="number" table:value="534" table:operator="="/>
              <table:filter-condition table:field-number="0" table:case-sensitive="true" table:data-type="number" table:value="535" table:operator="="/>
              <table:filter-condition table:field-number="0" table:case-sensitive="true" table:data-type="number" table:value="536" table:operator="="/>
              <table:filter-condition table:field-number="0" table:case-sensitive="true" table:data-type="number" table:value="537" table:operator="="/>
              <table:filter-condition table:field-number="0" table:case-sensitive="true" table:data-type="number" table:value="538" table:operator="="/>
              <table:filter-condition table:field-number="0" table:case-sensitive="true" table:data-type="number" table:value="539" table:operator="="/>
              <table:filter-condition table:field-number="0" table:case-sensitive="true" table:data-type="number" table:value="540" table:operator="="/>
              <table:filter-condition table:field-number="0" table:case-sensitive="true" table:data-type="number" table:value="541" table:operator="="/>
              <table:filter-condition table:field-number="0" table:case-sensitive="true" table:data-type="number" table:value="542" table:operator="="/>
              <table:filter-condition table:field-number="0" table:case-sensitive="true" table:data-type="number" table:value="543" table:operator="="/>
              <table:filter-condition table:field-number="0" table:case-sensitive="true" table:data-type="number" table:value="544" table:operator="="/>
              <table:filter-condition table:field-number="0" table:case-sensitive="true" table:data-type="number" table:value="545" table:operator="="/>
              <table:filter-condition table:field-number="0" table:case-sensitive="true" table:data-type="number" table:value="546" table:operator="="/>
              <table:filter-condition table:field-number="0" table:case-sensitive="true" table:data-type="number" table:value="547" table:operator="="/>
              <table:filter-condition table:field-number="0" table:case-sensitive="true" table:data-type="number" table:value="548" table:operator="="/>
              <table:filter-condition table:field-number="0" table:case-sensitive="true" table:data-type="number" table:value="549" table:operator="="/>
              <table:filter-condition table:field-number="0" table:case-sensitive="true" table:data-type="number" table:value="550" table:operator="="/>
              <table:filter-condition table:field-number="0" table:case-sensitive="true" table:data-type="number" table:value="551" table:operator="="/>
              <table:filter-condition table:field-number="0" table:case-sensitive="true" table:data-type="number" table:value="552" table:operator="="/>
              <table:filter-condition table:field-number="0" table:case-sensitive="true" table:data-type="number" table:value="553" table:operator="="/>
              <table:filter-condition table:field-number="0" table:case-sensitive="true" table:data-type="number" table:value="554" table:operator="="/>
              <table:filter-condition table:field-number="0" table:case-sensitive="true" table:data-type="number" table:value="555" table:operator="="/>
              <table:filter-condition table:field-number="0" table:case-sensitive="true" table:data-type="number" table:value="556" table:operator="="/>
              <table:filter-condition table:field-number="0" table:case-sensitive="true" table:data-type="number" table:value="557" table:operator="="/>
              <table:filter-condition table:field-number="0" table:case-sensitive="true" table:data-type="number" table:value="558" table:operator="="/>
              <table:filter-condition table:field-number="0" table:case-sensitive="true" table:data-type="number" table:value="559" table:operator="="/>
              <table:filter-condition table:field-number="0" table:case-sensitive="true" table:data-type="number" table:value="560" table:operator="="/>
              <table:filter-condition table:field-number="0" table:case-sensitive="true" table:data-type="number" table:value="561" table:operator="="/>
              <table:filter-condition table:field-number="0" table:case-sensitive="true" table:data-type="number" table:value="562" table:operator="="/>
              <table:filter-condition table:field-number="0" table:case-sensitive="true" table:data-type="number" table:value="563" table:operator="="/>
              <table:filter-condition table:field-number="0" table:case-sensitive="true" table:data-type="number" table:value="564" table:operator="="/>
              <table:filter-condition table:field-number="0" table:case-sensitive="true" table:data-type="number" table:value="565" table:operator="="/>
              <table:filter-condition table:field-number="0" table:case-sensitive="true" table:data-type="number" table:value="566" table:operator="="/>
              <table:filter-condition table:field-number="0" table:case-sensitive="true" table:data-type="number" table:value="567" table:operator="="/>
              <table:filter-condition table:field-number="0" table:case-sensitive="true" table:data-type="number" table:value="568" table:operator="="/>
              <table:filter-condition table:field-number="0" table:case-sensitive="true" table:data-type="number" table:value="569" table:operator="="/>
              <table:filter-condition table:field-number="0" table:case-sensitive="true" table:data-type="number" table:value="570" table:operator="="/>
              <table:filter-condition table:field-number="0" table:case-sensitive="true" table:data-type="number" table:value="571" table:operator="="/>
              <table:filter-condition table:field-number="0" table:case-sensitive="true" table:data-type="number" table:value="572" table:operator="="/>
              <table:filter-condition table:field-number="0" table:case-sensitive="true" table:data-type="number" table:value="573" table:operator="="/>
              <table:filter-condition table:field-number="0" table:case-sensitive="true" table:data-type="number" table:value="574" table:operator="="/>
              <table:filter-condition table:field-number="0" table:case-sensitive="true" table:data-type="number" table:value="575" table:operator="="/>
              <table:filter-condition table:field-number="0" table:case-sensitive="true" table:data-type="number" table:value="576" table:operator="="/>
              <table:filter-condition table:field-number="0" table:case-sensitive="true" table:data-type="number" table:value="577" table:operator="="/>
              <table:filter-condition table:field-number="0" table:case-sensitive="true" table:data-type="number" table:value="578" table:operator="="/>
              <table:filter-condition table:field-number="0" table:case-sensitive="true" table:data-type="number" table:value="579" table:operator="="/>
              <table:filter-condition table:field-number="0" table:case-sensitive="true" table:data-type="number" table:value="580" table:operator="="/>
              <table:filter-condition table:field-number="0" table:case-sensitive="true" table:data-type="number" table:value="581" table:operator="="/>
              <table:filter-condition table:field-number="0" table:case-sensitive="true" table:data-type="number" table:value="582" table:operator="="/>
              <table:filter-condition table:field-number="0" table:case-sensitive="true" table:data-type="number" table:value="583" table:operator="="/>
              <table:filter-condition table:field-number="0" table:case-sensitive="true" table:data-type="number" table:value="584" table:operator="="/>
              <table:filter-condition table:field-number="0" table:case-sensitive="true" table:data-type="number" table:value="585" table:operator="="/>
              <table:filter-condition table:field-number="0" table:case-sensitive="true" table:data-type="number" table:value="586" table:operator="="/>
              <table:filter-condition table:field-number="0" table:case-sensitive="true" table:data-type="number" table:value="587" table:operator="="/>
              <table:filter-condition table:field-number="0" table:case-sensitive="true" table:data-type="number" table:value="588" table:operator="="/>
              <table:filter-condition table:field-number="0" table:case-sensitive="true" table:data-type="number" table:value="589" table:operator="="/>
              <table:filter-condition table:field-number="0" table:case-sensitive="true" table:data-type="number" table:value="590" table:operator="="/>
              <table:filter-condition table:field-number="0" table:case-sensitive="true" table:data-type="number" table:value="591" table:operator="="/>
              <table:filter-condition table:field-number="0" table:case-sensitive="true" table:data-type="number" table:value="592" table:operator="="/>
              <table:filter-condition table:field-number="0" table:case-sensitive="true" table:data-type="number" table:value="593" table:operator="="/>
              <table:filter-condition table:field-number="0" table:case-sensitive="true" table:data-type="number" table:value="594" table:operator="="/>
              <table:filter-condition table:field-number="0" table:case-sensitive="true" table:data-type="number" table:value="595" table:operator="="/>
              <table:filter-condition table:field-number="0" table:case-sensitive="true" table:data-type="number" table:value="596" table:operator="="/>
              <table:filter-condition table:field-number="0" table:case-sensitive="true" table:data-type="number" table:value="597" table:operator="="/>
              <table:filter-condition table:field-number="0" table:case-sensitive="true" table:data-type="number" table:value="598" table:operator="="/>
              <table:filter-condition table:field-number="0" table:case-sensitive="true" table:data-type="number" table:value="599" table:operator="="/>
              <table:filter-condition table:field-number="0" table:case-sensitive="true" table:data-type="number" table:value="600" table:operator="="/>
              <table:filter-condition table:field-number="0" table:case-sensitive="true" table:data-type="number" table:value="601" table:operator="="/>
              <table:filter-condition table:field-number="0" table:case-sensitive="true" table:data-type="number" table:value="602" table:operator="="/>
              <table:filter-condition table:field-number="0" table:case-sensitive="true" table:data-type="number" table:value="603" table:operator="="/>
              <table:filter-condition table:field-number="0" table:case-sensitive="true" table:data-type="number" table:value="604" table:operator="="/>
              <table:filter-condition table:field-number="0" table:case-sensitive="true" table:data-type="number" table:value="605" table:operator="="/>
              <table:filter-condition table:field-number="0" table:case-sensitive="true" table:data-type="number" table:value="606" table:operator="="/>
              <table:filter-condition table:field-number="0" table:case-sensitive="true" table:data-type="number" table:value="607" table:operator="="/>
              <table:filter-condition table:field-number="0" table:case-sensitive="true" table:data-type="number" table:value="608" table:operator="="/>
              <table:filter-condition table:field-number="0" table:case-sensitive="true" table:data-type="number" table:value="609" table:operator="="/>
              <table:filter-condition table:field-number="0" table:case-sensitive="true" table:data-type="number" table:value="610" table:operator="="/>
              <table:filter-condition table:field-number="0" table:case-sensitive="true" table:data-type="number" table:value="611" table:operator="="/>
              <table:filter-condition table:field-number="0" table:case-sensitive="true" table:data-type="number" table:value="612" table:operator="="/>
              <table:filter-condition table:field-number="0" table:case-sensitive="true" table:data-type="number" table:value="613" table:operator="="/>
              <table:filter-condition table:field-number="0" table:case-sensitive="true" table:data-type="number" table:value="614" table:operator="="/>
              <table:filter-condition table:field-number="0" table:case-sensitive="true" table:data-type="number" table:value="615" table:operator="="/>
              <table:filter-condition table:field-number="0" table:case-sensitive="true" table:data-type="number" table:value="616" table:operator="="/>
              <table:filter-condition table:field-number="0" table:case-sensitive="true" table:data-type="number" table:value="617" table:operator="="/>
              <table:filter-condition table:field-number="0" table:case-sensitive="true" table:data-type="number" table:value="618" table:operator="="/>
              <table:filter-condition table:field-number="0" table:case-sensitive="true" table:data-type="number" table:value="619" table:operator="="/>
              <table:filter-condition table:field-number="0" table:case-sensitive="true" table:data-type="number" table:value="620" table:operator="="/>
              <table:filter-condition table:field-number="0" table:case-sensitive="true" table:data-type="number" table:value="621" table:operator="="/>
              <table:filter-condition table:field-number="0" table:case-sensitive="true" table:data-type="number" table:value="622" table:operator="="/>
              <table:filter-condition table:field-number="0" table:case-sensitive="true" table:data-type="number" table:value="623" table:operator="="/>
              <table:filter-condition table:field-number="0" table:case-sensitive="true" table:data-type="number" table:value="624" table:operator="="/>
              <table:filter-condition table:field-number="0" table:case-sensitive="true" table:data-type="number" table:value="625" table:operator="="/>
              <table:filter-condition table:field-number="0" table:case-sensitive="true" table:data-type="number" table:value="626" table:operator="="/>
              <table:filter-condition table:field-number="0" table:case-sensitive="true" table:data-type="number" table:value="627" table:operator="="/>
              <table:filter-condition table:field-number="0" table:case-sensitive="true" table:data-type="number" table:value="628" table:operator="="/>
              <table:filter-condition table:field-number="0" table:case-sensitive="true" table:data-type="number" table:value="629" table:operator="="/>
              <table:filter-condition table:field-number="0" table:case-sensitive="true" table:data-type="number" table:value="630" table:operator="="/>
              <table:filter-condition table:field-number="0" table:case-sensitive="true" table:data-type="number" table:value="631" table:operator="="/>
              <table:filter-condition table:field-number="0" table:case-sensitive="true" table:data-type="number" table:value="632" table:operator="="/>
              <table:filter-condition table:field-number="0" table:case-sensitive="true" table:data-type="number" table:value="633" table:operator="="/>
              <table:filter-condition table:field-number="0" table:case-sensitive="true" table:data-type="number" table:value="634" table:operator="="/>
              <table:filter-condition table:field-number="0" table:case-sensitive="true" table:data-type="number" table:value="635" table:operator="="/>
              <table:filter-condition table:field-number="0" table:case-sensitive="true" table:data-type="number" table:value="636" table:operator="="/>
              <table:filter-condition table:field-number="0" table:case-sensitive="true" table:data-type="number" table:value="637" table:operator="="/>
              <table:filter-condition table:field-number="0" table:case-sensitive="true" table:data-type="number" table:value="638" table:operator="="/>
              <table:filter-condition table:field-number="0" table:case-sensitive="true" table:data-type="number" table:value="639" table:operator="="/>
              <table:filter-condition table:field-number="0" table:case-sensitive="true" table:data-type="number" table:value="640" table:operator="="/>
              <table:filter-condition table:field-number="0" table:case-sensitive="true" table:data-type="number" table:value="641" table:operator="="/>
              <table:filter-condition table:field-number="0" table:case-sensitive="true" table:data-type="number" table:value="642" table:operator="="/>
              <table:filter-condition table:field-number="0" table:case-sensitive="true" table:data-type="number" table:value="643" table:operator="="/>
              <table:filter-condition table:field-number="0" table:case-sensitive="true" table:data-type="number" table:value="644" table:operator="="/>
              <table:filter-condition table:field-number="0" table:case-sensitive="true" table:data-type="number" table:value="645" table:operator="="/>
              <table:filter-condition table:field-number="0" table:case-sensitive="true" table:data-type="number" table:value="646" table:operator="="/>
              <table:filter-condition table:field-number="0" table:case-sensitive="true" table:data-type="number" table:value="647" table:operator="="/>
              <table:filter-condition table:field-number="0" table:case-sensitive="true" table:data-type="number" table:value="648" table:operator="="/>
              <table:filter-condition table:field-number="0" table:case-sensitive="true" table:data-type="number" table:value="649" table:operator="="/>
              <table:filter-condition table:field-number="0" table:case-sensitive="true" table:data-type="number" table:value="650" table:operator="="/>
              <table:filter-condition table:field-number="0" table:case-sensitive="true" table:data-type="number" table:value="651" table:operator="="/>
              <table:filter-condition table:field-number="0" table:case-sensitive="true" table:data-type="number" table:value="652" table:operator="="/>
              <table:filter-condition table:field-number="0" table:case-sensitive="true" table:data-type="number" table:value="653" table:operator="="/>
              <table:filter-condition table:field-number="0" table:case-sensitive="true" table:data-type="number" table:value="654" table:operator="="/>
              <table:filter-condition table:field-number="0" table:case-sensitive="true" table:data-type="number" table:value="655" table:operator="="/>
              <table:filter-condition table:field-number="0" table:case-sensitive="true" table:data-type="number" table:value="656" table:operator="="/>
              <table:filter-condition table:field-number="0" table:case-sensitive="true" table:data-type="number" table:value="657" table:operator="="/>
              <table:filter-condition table:field-number="0" table:case-sensitive="true" table:data-type="number" table:value="658" table:operator="="/>
              <table:filter-condition table:field-number="0" table:case-sensitive="true" table:data-type="number" table:value="659" table:operator="="/>
              <table:filter-condition table:field-number="0" table:case-sensitive="true" table:data-type="number" table:value="660" table:operator="="/>
              <table:filter-condition table:field-number="0" table:case-sensitive="true" table:data-type="number" table:value="661" table:operator="="/>
              <table:filter-condition table:field-number="0" table:case-sensitive="true" table:data-type="number" table:value="662" table:operator="="/>
              <table:filter-condition table:field-number="0" table:case-sensitive="true" table:data-type="number" table:value="663" table:operator="="/>
              <table:filter-condition table:field-number="0" table:case-sensitive="true" table:data-type="number" table:value="664" table:operator="="/>
              <table:filter-condition table:field-number="0" table:case-sensitive="true" table:data-type="number" table:value="665" table:operator="="/>
              <table:filter-condition table:field-number="0" table:case-sensitive="true" table:data-type="number" table:value="666" table:operator="="/>
              <table:filter-condition table:field-number="0" table:case-sensitive="true" table:data-type="number" table:value="667" table:operator="="/>
              <table:filter-condition table:field-number="0" table:case-sensitive="true" table:data-type="number" table:value="668" table:operator="="/>
              <table:filter-condition table:field-number="0" table:case-sensitive="true" table:data-type="number" table:value="669" table:operator="="/>
              <table:filter-condition table:field-number="0" table:case-sensitive="true" table:data-type="number" table:value="670" table:operator="="/>
              <table:filter-condition table:field-number="0" table:case-sensitive="true" table:data-type="number" table:value="671" table:operator="="/>
              <table:filter-condition table:field-number="0" table:case-sensitive="true" table:data-type="number" table:value="672" table:operator="="/>
              <table:filter-condition table:field-number="0" table:case-sensitive="true" table:data-type="number" table:value="673" table:operator="="/>
              <table:filter-condition table:field-number="0" table:case-sensitive="true" table:data-type="number" table:value="674" table:operator="="/>
              <table:filter-condition table:field-number="0" table:case-sensitive="true" table:data-type="number" table:value="675" table:operator="="/>
              <table:filter-condition table:field-number="0" table:case-sensitive="true" table:data-type="number" table:value="676" table:operator="="/>
              <table:filter-condition table:field-number="0" table:case-sensitive="true" table:data-type="number" table:value="677" table:operator="="/>
              <table:filter-condition table:field-number="0" table:case-sensitive="true" table:data-type="number" table:value="678" table:operator="="/>
              <table:filter-condition table:field-number="0" table:case-sensitive="true" table:data-type="number" table:value="679" table:operator="="/>
              <table:filter-condition table:field-number="0" table:case-sensitive="true" table:data-type="number" table:value="680" table:operator="="/>
              <table:filter-condition table:field-number="0" table:case-sensitive="true" table:data-type="number" table:value="681" table:operator="="/>
              <table:filter-condition table:field-number="0" table:case-sensitive="true" table:data-type="number" table:value="682" table:operator="="/>
              <table:filter-condition table:field-number="0" table:case-sensitive="true" table:data-type="number" table:value="683" table:operator="="/>
              <table:filter-condition table:field-number="0" table:case-sensitive="true" table:data-type="number" table:value="684" table:operator="="/>
              <table:filter-condition table:field-number="0" table:case-sensitive="true" table:data-type="number" table:value="685" table:operator="="/>
              <table:filter-condition table:field-number="0" table:case-sensitive="true" table:data-type="number" table:value="686" table:operator="="/>
              <table:filter-condition table:field-number="0" table:case-sensitive="true" table:data-type="number" table:value="687" table:operator="="/>
              <table:filter-condition table:field-number="0" table:case-sensitive="true" table:data-type="number" table:value="688" table:operator="="/>
              <table:filter-condition table:field-number="0" table:case-sensitive="true" table:data-type="number" table:value="689" table:operator="="/>
              <table:filter-condition table:field-number="0" table:case-sensitive="true" table:data-type="number" table:value="690" table:operator="="/>
              <table:filter-condition table:field-number="0" table:case-sensitive="true" table:data-type="number" table:value="691" table:operator="="/>
              <table:filter-condition table:field-number="0" table:case-sensitive="true" table:data-type="number" table:value="692" table:operator="="/>
              <table:filter-condition table:field-number="0" table:case-sensitive="true" table:data-type="number" table:value="693" table:operator="="/>
              <table:filter-condition table:field-number="0" table:case-sensitive="true" table:data-type="number" table:value="694" table:operator="="/>
              <table:filter-condition table:field-number="0" table:case-sensitive="true" table:data-type="number" table:value="695" table:operator="="/>
              <table:filter-condition table:field-number="0" table:case-sensitive="true" table:data-type="number" table:value="696" table:operator="="/>
              <table:filter-condition table:field-number="0" table:case-sensitive="true" table:data-type="number" table:value="697" table:operator="="/>
              <table:filter-condition table:field-number="0" table:case-sensitive="true" table:data-type="number" table:value="698" table:operator="="/>
              <table:filter-condition table:field-number="0" table:case-sensitive="true" table:data-type="number" table:value="699" table:operator="="/>
              <table:filter-condition table:field-number="0" table:case-sensitive="true" table:data-type="number" table:value="700" table:operator="="/>
              <table:filter-condition table:field-number="0" table:case-sensitive="true" table:data-type="number" table:value="701" table:operator="="/>
              <table:filter-condition table:field-number="0" table:case-sensitive="true" table:data-type="number" table:value="702" table:operator="="/>
              <table:filter-condition table:field-number="0" table:case-sensitive="true" table:data-type="number" table:value="703" table:operator="="/>
              <table:filter-condition table:field-number="0" table:case-sensitive="true" table:data-type="number" table:value="704" table:operator="="/>
              <table:filter-condition table:field-number="0" table:case-sensitive="true" table:data-type="number" table:value="705" table:operator="="/>
              <table:filter-condition table:field-number="0" table:case-sensitive="true" table:data-type="number" table:value="706" table:operator="="/>
              <table:filter-condition table:field-number="0" table:case-sensitive="true" table:data-type="number" table:value="707" table:operator="="/>
              <table:filter-condition table:field-number="0" table:case-sensitive="true" table:data-type="number" table:value="708" table:operator="="/>
              <table:filter-condition table:field-number="0" table:case-sensitive="true" table:data-type="number" table:value="709" table:operator="="/>
              <table:filter-condition table:field-number="0" table:case-sensitive="true" table:data-type="number" table:value="710" table:operator="="/>
              <table:filter-condition table:field-number="0" table:case-sensitive="true" table:data-type="number" table:value="711" table:operator="="/>
              <table:filter-condition table:field-number="0" table:case-sensitive="true" table:data-type="number" table:value="712" table:operator="="/>
              <table:filter-condition table:field-number="0" table:case-sensitive="true" table:data-type="number" table:value="713" table:operator="="/>
              <table:filter-condition table:field-number="0" table:case-sensitive="true" table:data-type="number" table:value="714" table:operator="="/>
              <table:filter-condition table:field-number="0" table:case-sensitive="true" table:data-type="number" table:value="715" table:operator="="/>
              <table:filter-condition table:field-number="0" table:case-sensitive="true" table:data-type="number" table:value="716" table:operator="="/>
              <table:filter-condition table:field-number="0" table:case-sensitive="true" table:data-type="number" table:value="717" table:operator="="/>
              <table:filter-condition table:field-number="0" table:case-sensitive="true" table:data-type="number" table:value="718" table:operator="="/>
              <table:filter-condition table:field-number="0" table:case-sensitive="true" table:data-type="number" table:value="719" table:operator="="/>
              <table:filter-condition table:field-number="0" table:case-sensitive="true" table:data-type="number" table:value="720" table:operator="="/>
              <table:filter-condition table:field-number="0" table:case-sensitive="true" table:data-type="number" table:value="721" table:operator="="/>
              <table:filter-condition table:field-number="0" table:case-sensitive="true" table:data-type="number" table:value="722" table:operator="="/>
              <table:filter-condition table:field-number="0" table:case-sensitive="true" table:data-type="number" table:value="723" table:operator="="/>
              <table:filter-condition table:field-number="0" table:case-sensitive="true" table:data-type="number" table:value="724" table:operator="="/>
              <table:filter-condition table:field-number="0" table:case-sensitive="true" table:data-type="number" table:value="725" table:operator="="/>
              <table:filter-condition table:field-number="0" table:case-sensitive="true" table:data-type="number" table:value="726" table:operator="="/>
              <table:filter-condition table:field-number="0" table:case-sensitive="true" table:data-type="number" table:value="727" table:operator="="/>
              <table:filter-condition table:field-number="0" table:case-sensitive="true" table:data-type="number" table:value="728" table:operator="="/>
              <table:filter-condition table:field-number="0" table:case-sensitive="true" table:data-type="number" table:value="729" table:operator="="/>
              <table:filter-condition table:field-number="0" table:case-sensitive="true" table:data-type="number" table:value="730" table:operator="="/>
              <table:filter-condition table:field-number="0" table:case-sensitive="true" table:data-type="number" table:value="731" table:operator="="/>
              <table:filter-condition table:field-number="0" table:case-sensitive="true" table:data-type="number" table:value="732" table:operator="="/>
              <table:filter-condition table:field-number="0" table:case-sensitive="true" table:data-type="number" table:value="733" table:operator="="/>
              <table:filter-condition table:field-number="0" table:case-sensitive="true" table:data-type="number" table:value="734" table:operator="="/>
              <table:filter-condition table:field-number="0" table:case-sensitive="true" table:data-type="number" table:value="735" table:operator="="/>
              <table:filter-condition table:field-number="0" table:case-sensitive="true" table:data-type="number" table:value="736" table:operator="="/>
              <table:filter-condition table:field-number="0" table:case-sensitive="true" table:data-type="number" table:value="737" table:operator="="/>
              <table:filter-condition table:field-number="0" table:case-sensitive="true" table:data-type="number" table:value="738" table:operator="="/>
              <table:filter-condition table:field-number="0" table:case-sensitive="true" table:data-type="number" table:value="739" table:operator="="/>
              <table:filter-condition table:field-number="0" table:case-sensitive="true" table:data-type="number" table:value="740" table:operator="="/>
              <table:filter-condition table:field-number="0" table:case-sensitive="true" table:data-type="number" table:value="741" table:operator="="/>
              <table:filter-condition table:field-number="0" table:case-sensitive="true" table:data-type="number" table:value="742" table:operator="="/>
              <table:filter-condition table:field-number="0" table:case-sensitive="true" table:data-type="number" table:value="743" table:operator="="/>
              <table:filter-condition table:field-number="0" table:case-sensitive="true" table:data-type="number" table:value="744" table:operator="="/>
              <table:filter-condition table:field-number="0" table:case-sensitive="true" table:data-type="number" table:value="745" table:operator="="/>
              <table:filter-condition table:field-number="0" table:case-sensitive="true" table:data-type="number" table:value="746" table:operator="="/>
              <table:filter-condition table:field-number="0" table:case-sensitive="true" table:data-type="number" table:value="747" table:operator="="/>
              <table:filter-condition table:field-number="0" table:case-sensitive="true" table:data-type="number" table:value="748" table:operator="="/>
              <table:filter-condition table:field-number="0" table:case-sensitive="true" table:data-type="number" table:value="749" table:operator="="/>
              <table:filter-condition table:field-number="0" table:case-sensitive="true" table:data-type="number" table:value="750" table:operator="="/>
              <table:filter-condition table:field-number="0" table:case-sensitive="true" table:data-type="number" table:value="751" table:operator="="/>
              <table:filter-condition table:field-number="0" table:case-sensitive="true" table:data-type="number" table:value="752" table:operator="="/>
              <table:filter-condition table:field-number="0" table:case-sensitive="true" table:data-type="number" table:value="753" table:operator="="/>
              <table:filter-condition table:field-number="0" table:case-sensitive="true" table:data-type="number" table:value="754" table:operator="="/>
              <table:filter-condition table:field-number="0" table:case-sensitive="true" table:data-type="number" table:value="755" table:operator="="/>
              <table:filter-condition table:field-number="0" table:case-sensitive="true" table:data-type="number" table:value="756" table:operator="="/>
              <table:filter-condition table:field-number="0" table:case-sensitive="true" table:data-type="number" table:value="757" table:operator="="/>
              <table:filter-condition table:field-number="0" table:case-sensitive="true" table:data-type="number" table:value="758" table:operator="="/>
              <table:filter-condition table:field-number="0" table:case-sensitive="true" table:data-type="number" table:value="759" table:operator="="/>
              <table:filter-condition table:field-number="0" table:case-sensitive="true" table:data-type="number" table:value="760" table:operator="="/>
              <table:filter-condition table:field-number="0" table:case-sensitive="true" table:data-type="number" table:value="761" table:operator="="/>
              <table:filter-condition table:field-number="0" table:case-sensitive="true" table:data-type="number" table:value="762" table:operator="="/>
              <table:filter-condition table:field-number="0" table:case-sensitive="true" table:data-type="number" table:value="763" table:operator="="/>
              <table:filter-condition table:field-number="0" table:case-sensitive="true" table:data-type="number" table:value="764" table:operator="="/>
              <table:filter-condition table:field-number="0" table:case-sensitive="true" table:data-type="number" table:value="765" table:operator="="/>
              <table:filter-condition table:field-number="0" table:case-sensitive="true" table:data-type="number" table:value="766" table:operator="="/>
              <table:filter-condition table:field-number="0" table:case-sensitive="true" table:data-type="number" table:value="767" table:operator="="/>
              <table:filter-condition table:field-number="0" table:case-sensitive="true" table:data-type="number" table:value="768" table:operator="="/>
              <table:filter-condition table:field-number="0" table:case-sensitive="true" table:data-type="number" table:value="769" table:operator="="/>
              <table:filter-condition table:field-number="0" table:case-sensitive="true" table:data-type="number" table:value="770" table:operator="="/>
              <table:filter-condition table:field-number="0" table:case-sensitive="true" table:data-type="number" table:value="771" table:operator="="/>
              <table:filter-condition table:field-number="0" table:case-sensitive="true" table:data-type="number" table:value="772" table:operator="="/>
              <table:filter-condition table:field-number="0" table:case-sensitive="true" table:data-type="number" table:value="773" table:operator="="/>
              <table:filter-condition table:field-number="0" table:case-sensitive="true" table:data-type="number" table:value="774" table:operator="="/>
              <table:filter-condition table:field-number="0" table:case-sensitive="true" table:data-type="number" table:value="775" table:operator="="/>
              <table:filter-condition table:field-number="0" table:case-sensitive="true" table:data-type="number" table:value="776" table:operator="="/>
              <table:filter-condition table:field-number="0" table:case-sensitive="true" table:data-type="number" table:value="777" table:operator="="/>
              <table:filter-condition table:field-number="0" table:case-sensitive="true" table:data-type="number" table:value="778" table:operator="="/>
              <table:filter-condition table:field-number="0" table:case-sensitive="true" table:data-type="number" table:value="779" table:operator="="/>
              <table:filter-condition table:field-number="0" table:case-sensitive="true" table:data-type="number" table:value="780" table:operator="="/>
              <table:filter-condition table:field-number="0" table:case-sensitive="true" table:data-type="number" table:value="781" table:operator="="/>
              <table:filter-condition table:field-number="0" table:case-sensitive="true" table:data-type="number" table:value="782" table:operator="="/>
              <table:filter-condition table:field-number="0" table:case-sensitive="true" table:data-type="number" table:value="783" table:operator="="/>
              <table:filter-condition table:field-number="0" table:case-sensitive="true" table:data-type="number" table:value="784" table:operator="="/>
              <table:filter-condition table:field-number="0" table:case-sensitive="true" table:data-type="number" table:value="785" table:operator="="/>
              <table:filter-condition table:field-number="0" table:case-sensitive="true" table:data-type="number" table:value="786" table:operator="="/>
              <table:filter-condition table:field-number="0" table:case-sensitive="true" table:data-type="number" table:value="787" table:operator="="/>
              <table:filter-condition table:field-number="0" table:case-sensitive="true" table:data-type="number" table:value="788" table:operator="="/>
              <table:filter-condition table:field-number="0" table:case-sensitive="true" table:data-type="number" table:value="789" table:operator="="/>
              <table:filter-condition table:field-number="0" table:case-sensitive="true" table:data-type="number" table:value="790" table:operator="="/>
              <table:filter-condition table:field-number="0" table:case-sensitive="true" table:data-type="number" table:value="791" table:operator="="/>
              <table:filter-condition table:field-number="0" table:case-sensitive="true" table:data-type="number" table:value="792" table:operator="="/>
              <table:filter-condition table:field-number="0" table:case-sensitive="true" table:data-type="number" table:value="793" table:operator="="/>
              <table:filter-condition table:field-number="0" table:case-sensitive="true" table:data-type="number" table:value="794" table:operator="="/>
              <table:filter-condition table:field-number="0" table:case-sensitive="true" table:data-type="number" table:value="795" table:operator="="/>
              <table:filter-condition table:field-number="0" table:case-sensitive="true" table:data-type="number" table:value="796" table:operator="="/>
              <table:filter-condition table:field-number="0" table:case-sensitive="true" table:data-type="number" table:value="797" table:operator="="/>
              <table:filter-condition table:field-number="0" table:case-sensitive="true" table:data-type="number" table:value="798" table:operator="="/>
              <table:filter-condition table:field-number="0" table:case-sensitive="true" table:data-type="number" table:value="799" table:operator="="/>
              <table:filter-condition table:field-number="0" table:case-sensitive="true" table:data-type="number" table:value="800" table:operator="="/>
              <table:filter-condition table:field-number="0" table:case-sensitive="true" table:data-type="number" table:value="801" table:operator="="/>
              <table:filter-condition table:field-number="0" table:case-sensitive="true" table:data-type="number" table:value="802" table:operator="="/>
              <table:filter-condition table:field-number="0" table:case-sensitive="true" table:data-type="number" table:value="803" table:operator="="/>
              <table:filter-condition table:field-number="0" table:case-sensitive="true" table:data-type="number" table:value="804" table:operator="="/>
              <table:filter-condition table:field-number="0" table:case-sensitive="true" table:data-type="number" table:value="805" table:operator="="/>
              <table:filter-condition table:field-number="0" table:case-sensitive="true" table:data-type="number" table:value="806" table:operator="="/>
              <table:filter-condition table:field-number="0" table:case-sensitive="true" table:data-type="number" table:value="807" table:operator="="/>
              <table:filter-condition table:field-number="0" table:case-sensitive="true" table:data-type="number" table:value="808" table:operator="="/>
              <table:filter-condition table:field-number="0" table:case-sensitive="true" table:data-type="number" table:value="809" table:operator="="/>
              <table:filter-condition table:field-number="0" table:case-sensitive="true" table:data-type="number" table:value="810" table:operator="="/>
              <table:filter-condition table:field-number="0" table:case-sensitive="true" table:data-type="number" table:value="811" table:operator="="/>
              <table:filter-condition table:field-number="0" table:case-sensitive="true" table:data-type="number" table:value="812" table:operator="="/>
              <table:filter-condition table:field-number="0" table:case-sensitive="true" table:data-type="number" table:value="813" table:operator="="/>
              <table:filter-condition table:field-number="0" table:case-sensitive="true" table:data-type="number" table:value="814" table:operator="="/>
              <table:filter-condition table:field-number="0" table:case-sensitive="true" table:data-type="number" table:value="815" table:operator="="/>
              <table:filter-condition table:field-number="0" table:case-sensitive="true" table:data-type="number" table:value="816" table:operator="="/>
              <table:filter-condition table:field-number="0" table:case-sensitive="true" table:data-type="number" table:value="817" table:operator="="/>
              <table:filter-condition table:field-number="0" table:case-sensitive="true" table:data-type="number" table:value="818" table:operator="="/>
              <table:filter-condition table:field-number="0" table:case-sensitive="true" table:data-type="number" table:value="819" table:operator="="/>
              <table:filter-condition table:field-number="0" table:case-sensitive="true" table:data-type="number" table:value="820" table:operator="="/>
              <table:filter-condition table:field-number="0" table:case-sensitive="true" table:data-type="number" table:value="821" table:operator="="/>
              <table:filter-condition table:field-number="0" table:case-sensitive="true" table:data-type="number" table:value="822" table:operator="="/>
              <table:filter-condition table:field-number="0" table:case-sensitive="true" table:data-type="number" table:value="823" table:operator="="/>
              <table:filter-condition table:field-number="0" table:case-sensitive="true" table:data-type="number" table:value="824" table:operator="="/>
              <table:filter-condition table:field-number="0" table:case-sensitive="true" table:data-type="number" table:value="825" table:operator="="/>
              <table:filter-condition table:field-number="0" table:case-sensitive="true" table:data-type="number" table:value="826" table:operator="="/>
              <table:filter-condition table:field-number="0" table:case-sensitive="true" table:data-type="number" table:value="827" table:operator="="/>
              <table:filter-condition table:field-number="0" table:case-sensitive="true" table:data-type="number" table:value="828" table:operator="="/>
              <table:filter-condition table:field-number="0" table:case-sensitive="true" table:data-type="number" table:value="829" table:operator="="/>
              <table:filter-condition table:field-number="0" table:case-sensitive="true" table:data-type="number" table:value="830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4">00/00/0000</text:date>, <text:time style:data-style-name="N2" text:time-value="12:42:29.65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3T20:01:49.169000000</meta:creation-date>
    <dc:date>2020-08-14T17:50:57.708000000</dc:date>
    <meta:editing-duration>PT23M15S</meta:editing-duration>
    <meta:editing-cycles>3</meta:editing-cycles>
    <meta:generator>LibreOffice/6.2.4.2$Windows_X86_64 LibreOffice_project/2412653d852ce75f65fbfa83fb7e7b669a126d64</meta:generator>
    <meta:document-statistic meta:table-count="4" meta:cell-count="451" meta:object-count="0"/>
  </office:meta>
</office:document-meta>
</file>